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25.003cm" fo:margin-left="-0.058cm" fo:margin-top="0cm" fo:margin-bottom="0cm" style:page-number="auto" table:align="left" style:writing-mode="lr-tb"/>
    </style:style>
    <style:style style:name="Table1.A" style:family="table-column">
      <style:table-column-properties style:column-width="14.623cm"/>
    </style:style>
    <style:style style:name="Table1.B" style:family="table-column">
      <style:table-column-properties style:column-width="1.746cm"/>
    </style:style>
    <style:style style:name="Table1.C" style:family="table-column">
      <style:table-column-properties style:column-width="1.065cm"/>
    </style:style>
    <style:style style:name="Table1.D" style:family="table-column">
      <style:table-column-properties style:column-width="2.387cm"/>
    </style:style>
    <style:style style:name="Table1.E" style:family="table-column">
      <style:table-column-properties style:column-width="1.697cm"/>
    </style:style>
    <style:style style:name="Table1.F" style:family="table-column">
      <style:table-column-properties style:column-width="0.626cm"/>
    </style:style>
    <style:style style:name="Table1.G" style:family="table-column">
      <style:table-column-properties style:column-width="2.859cm"/>
    </style:style>
    <style:style style:name="Table1.1" style:family="table-row">
      <style:table-row-properties fo:keep-together="always"/>
    </style:style>
    <style:style style:name="Table1.A1" style:family="table-cell">
      <style:table-cell-properties fo:padding-left="0.058cm" fo:padding-right="0.049cm" fo:padding-top="0cm" fo:padding-bottom="0cm" fo:border="0.5pt solid #00000a"/>
    </style:style>
    <style:style style:name="Table1.6" style:family="table-row">
      <style:table-row-properties style:min-row-height="0.49cm" fo:keep-together="always"/>
    </style:style>
    <style:style style:name="Table1.7" style:family="table-row">
      <style:table-row-properties style:min-row-height="0.489cm" fo:keep-together="always"/>
    </style:style>
    <style:style style:name="Table2" style:family="table">
      <style:table-properties style:width="25.003cm" fo:margin-left="-0.058cm" fo:margin-top="0cm" fo:margin-bottom="0cm" table:align="left" style:writing-mode="lr-tb"/>
    </style:style>
    <style:style style:name="Table2.A" style:family="table-column">
      <style:table-column-properties style:column-width="14.623cm"/>
    </style:style>
    <style:style style:name="Table2.B" style:family="table-column">
      <style:table-column-properties style:column-width="1.293cm"/>
    </style:style>
    <style:style style:name="Table2.C" style:family="table-column">
      <style:table-column-properties style:column-width="0.425cm"/>
    </style:style>
    <style:style style:name="Table2.D" style:family="table-column">
      <style:table-column-properties style:column-width="0.873cm"/>
    </style:style>
    <style:style style:name="Table2.E" style:family="table-column">
      <style:table-column-properties style:column-width="0.852cm"/>
    </style:style>
    <style:style style:name="Table2.F" style:family="table-column">
      <style:table-column-properties style:column-width="0.445cm"/>
    </style:style>
    <style:style style:name="Table2.G" style:family="table-column">
      <style:table-column-properties style:column-width="1.312cm"/>
    </style:style>
    <style:style style:name="Table2.H" style:family="table-column">
      <style:table-column-properties style:column-width="1.877cm"/>
    </style:style>
    <style:style style:name="Table2.I" style:family="table-column">
      <style:table-column-properties style:column-width="1.647cm"/>
    </style:style>
    <style:style style:name="Table2.J" style:family="table-column">
      <style:table-column-properties style:column-width="1.656cm"/>
    </style:style>
    <style:style style:name="Table2.1" style:family="table-row">
      <style:table-row-properties fo:keep-together="auto"/>
    </style:style>
    <style:style style:name="Table2.A1" style:family="table-cell">
      <style:table-cell-properties fo:padding-left="0.058cm" fo:padding-right="0.049cm" fo:padding-top="0cm" fo:padding-bottom="0cm" fo:border="0.5pt solid #00000a"/>
    </style:style>
    <style:style style:name="Table2.A2" style:family="table-cell">
      <style:table-cell-properties fo:background-color="#ffffff" fo:padding-left="0.058cm" fo:padding-right="0.049cm" fo:padding-top="0cm" fo:padding-bottom="0cm" fo:border="0.5pt solid #00000a">
        <style:background-image/>
      </style:table-cell-properties>
    </style:style>
    <style:style style:name="Table3" style:family="table">
      <style:table-properties style:width="25.003cm" fo:margin-left="-0.058cm" fo:margin-top="0cm" fo:margin-bottom="0cm" table:align="left" style:writing-mode="lr-tb"/>
    </style:style>
    <style:style style:name="Table3.A" style:family="table-column">
      <style:table-column-properties style:column-width="16.365cm"/>
    </style:style>
    <style:style style:name="Table3.B" style:family="table-column">
      <style:table-column-properties style:column-width="5.152cm"/>
    </style:style>
    <style:style style:name="Table3.C" style:family="table-column">
      <style:table-column-properties style:column-width="3.485cm"/>
    </style:style>
    <style:style style:name="Table3.1" style:family="table-row">
      <style:table-row-properties style:min-row-height="0.49cm" fo:keep-together="auto"/>
    </style:style>
    <style:style style:name="Table3.A1" style:family="table-cell">
      <style:table-cell-properties fo:padding-left="0.058cm" fo:padding-right="0.049cm" fo:padding-top="0cm" fo:padding-bottom="0cm" fo:border="0.5pt solid #00000a"/>
    </style:style>
    <style:style style:name="Table3.2" style:family="table-row">
      <style:table-row-properties style:min-row-height="0.489cm" fo:keep-together="auto"/>
    </style:style>
    <style:style style:name="Table3.3" style:family="table-row">
      <style:table-row-properties style:min-row-height="4.699cm" fo:keep-together="auto"/>
    </style:style>
    <style:style style:name="Table4" style:family="table">
      <style:table-properties style:width="25.003cm" fo:margin-left="-0.058cm" fo:margin-top="0cm" fo:margin-bottom="0cm" table:align="left" style:writing-mode="lr-tb"/>
    </style:style>
    <style:style style:name="Table4.A" style:family="table-column">
      <style:table-column-properties style:column-width="14.623cm"/>
    </style:style>
    <style:style style:name="Table4.B" style:family="table-column">
      <style:table-column-properties style:column-width="1.743cm"/>
    </style:style>
    <style:style style:name="Table4.C" style:family="table-column">
      <style:table-column-properties style:column-width="1.85cm"/>
    </style:style>
    <style:style style:name="Table4.D" style:family="table-column">
      <style:table-column-properties style:column-width="1.605cm"/>
    </style:style>
    <style:style style:name="Table4.E" style:family="table-column">
      <style:table-column-properties style:column-width="1.722cm"/>
    </style:style>
    <style:style style:name="Table4.F" style:family="table-column">
      <style:table-column-properties style:column-width="1.725cm"/>
    </style:style>
    <style:style style:name="Table4.G" style:family="table-column">
      <style:table-column-properties style:column-width="1.736cm"/>
    </style:style>
    <style:style style:name="Table4.1" style:family="table-row">
      <style:table-row-properties fo:keep-together="always"/>
    </style:style>
    <style:style style:name="Table4.A1" style:family="table-cell">
      <style:table-cell-properties fo:padding-left="0.058cm" fo:padding-right="0.049cm" fo:padding-top="0cm" fo:padding-bottom="0cm" fo:border="0.5pt solid #00000a"/>
    </style:style>
    <style:style style:name="Table5" style:family="table">
      <style:table-properties style:width="25.003cm" fo:margin-left="-0.058cm" fo:margin-top="0cm" fo:margin-bottom="0cm" table:align="left" style:writing-mode="lr-tb"/>
    </style:style>
    <style:style style:name="Table5.A" style:family="table-column">
      <style:table-column-properties style:column-width="14.649cm"/>
    </style:style>
    <style:style style:name="Table5.B" style:family="table-column">
      <style:table-column-properties style:column-width="1.722cm"/>
    </style:style>
    <style:style style:name="Table5.C" style:family="table-column">
      <style:table-column-properties style:column-width="1.723cm"/>
    </style:style>
    <style:style style:name="Table5.D" style:family="table-column">
      <style:table-column-properties style:column-width="1.725cm"/>
    </style:style>
    <style:style style:name="Table5.G" style:family="table-column">
      <style:table-column-properties style:column-width="1.739cm"/>
    </style:style>
    <style:style style:name="Table5.1" style:family="table-row">
      <style:table-row-properties fo:keep-together="always"/>
    </style:style>
    <style:style style:name="Table5.A1" style:family="table-cell">
      <style:table-cell-properties fo:padding-left="0.058cm" fo:padding-right="0.049cm" fo:padding-top="0cm" fo:padding-bottom="0cm" fo:border="0.5pt solid #00000a"/>
    </style:style>
    <style:style style:name="Table6" style:family="table">
      <style:table-properties style:width="25.003cm" fo:margin-left="-0.058cm" fo:margin-top="0cm" fo:margin-bottom="0cm" table:align="left" style:writing-mode="lr-tb"/>
    </style:style>
    <style:style style:name="Table6.A" style:family="table-column">
      <style:table-column-properties style:column-width="15.998cm"/>
    </style:style>
    <style:style style:name="Table6.B" style:family="table-column">
      <style:table-column-properties style:column-width="5.498cm"/>
    </style:style>
    <style:style style:name="Table6.C" style:family="table-column">
      <style:table-column-properties style:column-width="3.507cm"/>
    </style:style>
    <style:style style:name="Table6.1" style:family="table-row">
      <style:table-row-properties style:min-row-height="0.49cm" fo:keep-together="auto"/>
    </style:style>
    <style:style style:name="Table6.A1" style:family="table-cell">
      <style:table-cell-properties fo:padding-left="0.058cm" fo:padding-right="0.049cm" fo:padding-top="0cm" fo:padding-bottom="0cm" fo:border="0.5pt solid #00000a"/>
    </style:style>
    <style:style style:name="Table6.2" style:family="table-row">
      <style:table-row-properties style:min-row-height="0.489cm" fo:keep-together="auto"/>
    </style:style>
    <style:style style:name="Table6.3" style:family="table-row">
      <style:table-row-properties fo:keep-together="auto"/>
    </style:style>
    <style:style style:name="Table7" style:family="table">
      <style:table-properties style:width="25.003cm" fo:margin-left="-0.058cm" fo:margin-top="0cm" fo:margin-bottom="0cm" table:align="left" style:writing-mode="lr-tb"/>
    </style:style>
    <style:style style:name="Table7.A" style:family="table-column">
      <style:table-column-properties style:column-width="15.998cm"/>
    </style:style>
    <style:style style:name="Table7.B" style:family="table-column">
      <style:table-column-properties style:column-width="5.498cm"/>
    </style:style>
    <style:style style:name="Table7.C" style:family="table-column">
      <style:table-column-properties style:column-width="3.507cm"/>
    </style:style>
    <style:style style:name="Table7.1" style:family="table-row">
      <style:table-row-properties style:min-row-height="0.49cm" fo:keep-together="always"/>
    </style:style>
    <style:style style:name="Table7.A1" style:family="table-cell">
      <style:table-cell-properties fo:padding-left="0.058cm" fo:padding-right="0.049cm" fo:padding-top="0cm" fo:padding-bottom="0cm" fo:border="0.5pt solid #00000a"/>
    </style:style>
    <style:style style:name="Table7.2" style:family="table-row">
      <style:table-row-properties style:min-row-height="0.489cm" fo:keep-together="always"/>
    </style:style>
    <style:style style:name="Table7.3" style:family="table-row">
      <style:table-row-properties fo:keep-together="always"/>
    </style:style>
    <style:style style:name="Table8" style:family="table">
      <style:table-properties style:width="25.003cm" fo:margin-left="-0.058cm" fo:margin-top="0cm" fo:margin-bottom="0cm" table:align="left" style:writing-mode="lr-tb"/>
    </style:style>
    <style:style style:name="Table8.A" style:family="table-column">
      <style:table-column-properties style:column-width="14.363cm"/>
    </style:style>
    <style:style style:name="Table8.B" style:family="table-column">
      <style:table-column-properties style:column-width="1.27cm"/>
    </style:style>
    <style:style style:name="Table8.C" style:family="table-column">
      <style:table-column-properties style:column-width="0.365cm"/>
    </style:style>
    <style:style style:name="Table8.D" style:family="table-column">
      <style:table-column-properties style:column-width="0.654cm"/>
    </style:style>
    <style:style style:name="Table8.E" style:family="table-column">
      <style:table-column-properties style:column-width="0.826cm"/>
    </style:style>
    <style:style style:name="Table8.F" style:family="table-column">
      <style:table-column-properties style:column-width="0.737cm"/>
    </style:style>
    <style:style style:name="Table8.G" style:family="table-column">
      <style:table-column-properties style:column-width="1.517cm"/>
    </style:style>
    <style:style style:name="Table8.H" style:family="table-column">
      <style:table-column-properties style:column-width="1.748cm"/>
    </style:style>
    <style:style style:name="Table8.I" style:family="table-column">
      <style:table-column-properties style:column-width="0.099cm"/>
    </style:style>
    <style:style style:name="Table8.J" style:family="table-column">
      <style:table-column-properties style:column-width="1.66cm"/>
    </style:style>
    <style:style style:name="Table8.K" style:family="table-column">
      <style:table-column-properties style:column-width="1.764cm"/>
    </style:style>
    <style:style style:name="Table8.1" style:family="table-row">
      <style:table-row-properties fo:keep-together="auto"/>
    </style:style>
    <style:style style:name="Table8.A1" style:family="table-cell">
      <style:table-cell-properties fo:padding-left="0.058cm" fo:padding-right="0.049cm" fo:padding-top="0cm" fo:padding-bottom="0cm" fo:border="0.5pt solid #00000a"/>
    </style:style>
    <style:style style:name="Table8.A2" style:family="table-cell">
      <style:table-cell-properties fo:background-color="#ffffff" fo:padding-left="0.058cm" fo:padding-right="0.049cm" fo:padding-top="0cm" fo:padding-bottom="0cm" fo:border="0.5pt solid #00000a">
        <style:background-image/>
      </style:table-cell-properties>
    </style:style>
    <style:style style:name="Table9" style:family="table">
      <style:table-properties style:width="25.003cm" fo:margin-left="-0.058cm" fo:margin-top="0cm" fo:margin-bottom="0cm" table:align="left" style:writing-mode="lr-tb"/>
    </style:style>
    <style:style style:name="Table9.A" style:family="table-column">
      <style:table-column-properties style:column-width="14.654cm"/>
    </style:style>
    <style:style style:name="Table9.B" style:family="table-column">
      <style:table-column-properties style:column-width="1.185cm"/>
    </style:style>
    <style:style style:name="Table9.C" style:family="table-column">
      <style:table-column-properties style:column-width="1.184cm"/>
    </style:style>
    <style:style style:name="Table9.D" style:family="table-column">
      <style:table-column-properties style:column-width="1.182cm"/>
    </style:style>
    <style:style style:name="Table9.E" style:family="table-column">
      <style:table-column-properties style:column-width="1.191cm"/>
    </style:style>
    <style:style style:name="Table9.F" style:family="table-column">
      <style:table-column-properties style:column-width="1.762cm"/>
    </style:style>
    <style:style style:name="Table9.G" style:family="table-column">
      <style:table-column-properties style:column-width="1.771cm"/>
    </style:style>
    <style:style style:name="Table9.H" style:family="table-column">
      <style:table-column-properties style:column-width="2.074cm"/>
    </style:style>
    <style:style style:name="Table9.1" style:family="table-row">
      <style:table-row-properties fo:keep-together="auto"/>
    </style:style>
    <style:style style:name="Table9.A1" style:family="table-cell">
      <style:table-cell-properties fo:padding-left="0.058cm" fo:padding-right="0.049cm" fo:padding-top="0cm" fo:padding-bottom="0cm" fo:border="0.5pt solid #00000a"/>
    </style:style>
    <style:style style:name="Table9.A2" style:family="table-cell">
      <style:table-cell-properties fo:background-color="#ffffff" fo:padding-left="0.058cm" fo:padding-right="0.049cm" fo:padding-top="0cm" fo:padding-bottom="0cm" fo:border="0.5pt solid #00000a">
        <style:background-image/>
      </style:table-cell-properties>
    </style:style>
    <style:style style:name="Table9.3" style:family="table-row">
      <style:table-row-properties style:min-row-height="6.892cm" fo:keep-together="auto"/>
    </style:style>
    <style:style style:name="Table10" style:family="table">
      <style:table-properties style:width="25.003cm" fo:margin-left="-0.058cm" fo:margin-top="0cm" fo:margin-bottom="0cm" table:align="left" style:writing-mode="lr-tb"/>
    </style:style>
    <style:style style:name="Table10.A" style:family="table-column">
      <style:table-column-properties style:column-width="17.189cm"/>
    </style:style>
    <style:style style:name="Table10.B" style:family="table-column">
      <style:table-column-properties style:column-width="4.401cm"/>
    </style:style>
    <style:style style:name="Table10.C" style:family="table-column">
      <style:table-column-properties style:column-width="0.055cm"/>
    </style:style>
    <style:style style:name="Table10.D" style:family="table-column">
      <style:table-column-properties style:column-width="3.358cm"/>
    </style:style>
    <style:style style:name="Table10.1" style:family="table-row">
      <style:table-row-properties style:min-row-height="0.49cm" fo:keep-together="auto"/>
    </style:style>
    <style:style style:name="Table10.A1" style:family="table-cell">
      <style:table-cell-properties fo:padding-left="0.058cm" fo:padding-right="0.049cm" fo:padding-top="0cm" fo:padding-bottom="0cm" fo:border="0.5pt solid #00000a"/>
    </style:style>
    <style:style style:name="Table10.2" style:family="table-row">
      <style:table-row-properties style:min-row-height="0.489cm" fo:keep-together="auto"/>
    </style:style>
    <style:style style:name="Table10.3" style:family="table-row">
      <style:table-row-properties fo:keep-together="auto"/>
    </style:style>
    <style:style style:name="Table10.4" style:family="table-row">
      <style:table-row-properties fo:keep-together="auto"/>
    </style:style>
    <style:style style:name="Table10.B4" style:family="table-cell">
      <style:table-cell-properties fo:background-color="#ffffff" fo:padding-left="0.058cm" fo:padding-right="0.049cm" fo:padding-top="0cm" fo:padding-bottom="0cm" fo:border="0.5pt solid #00000a">
        <style:background-image/>
      </style:table-cell-properties>
    </style:style>
    <style:style style:name="Table10.5" style:family="table-row">
      <style:table-row-properties style:min-row-height="0.617cm" fo:keep-together="auto"/>
    </style:style>
    <style:style style:name="Table10.6" style:family="table-row">
      <style:table-row-properties fo:keep-together="auto"/>
    </style:style>
    <style:style style:name="Table10.7" style:family="table-row">
      <style:table-row-properties fo:keep-together="auto"/>
    </style:style>
    <style:style style:name="Table10.8" style:family="table-row">
      <style:table-row-properties fo:keep-together="auto"/>
    </style:style>
    <style:style style:name="Table10.9" style:family="table-row">
      <style:table-row-properties fo:keep-together="auto"/>
    </style:style>
    <style:style style:name="Table10.10" style:family="table-row">
      <style:table-row-properties fo:keep-together="auto"/>
    </style:style>
    <style:style style:name="Table10.11" style:family="table-row">
      <style:table-row-properties fo:keep-together="auto"/>
    </style:style>
    <style:style style:name="Table10.12" style:family="table-row">
      <style:table-row-properties fo:keep-together="auto"/>
    </style:style>
    <style:style style:name="Table10.13" style:family="table-row">
      <style:table-row-properties fo:keep-together="auto"/>
    </style:style>
    <style:style style:name="Table10.14" style:family="table-row">
      <style:table-row-properties fo:keep-together="auto"/>
    </style:style>
    <style:style style:name="Table10.15" style:family="table-row">
      <style:table-row-properties fo:keep-together="auto"/>
    </style:style>
    <style:style style:name="Table10.16" style:family="table-row">
      <style:table-row-properties fo:keep-together="auto"/>
    </style:style>
    <style:style style:name="Table10.17" style:family="table-row">
      <style:table-row-properties fo:keep-together="auto"/>
    </style:style>
    <style:style style:name="Table10.18" style:family="table-row">
      <style:table-row-properties fo:keep-together="auto"/>
    </style:style>
    <style:style style:name="Table10.19" style:family="table-row">
      <style:table-row-properties fo:keep-together="auto"/>
    </style:style>
    <style:style style:name="Table10.20" style:family="table-row">
      <style:table-row-properties fo:keep-together="auto"/>
    </style:style>
    <style:style style:name="Table10.21" style:family="table-row">
      <style:table-row-properties fo:keep-together="auto"/>
    </style:style>
    <style:style style:name="Table10.22" style:family="table-row">
      <style:table-row-properties fo:keep-together="auto"/>
    </style:style>
    <style:style style:name="Table11" style:family="table">
      <style:table-properties style:width="25.003cm" fo:margin-left="-0.058cm" fo:margin-top="0cm" fo:margin-bottom="0cm" table:align="left" style:writing-mode="lr-tb"/>
    </style:style>
    <style:style style:name="Table11.A" style:family="table-column">
      <style:table-column-properties style:column-width="15.326cm"/>
    </style:style>
    <style:style style:name="Table11.B" style:family="table-column">
      <style:table-column-properties style:column-width="2.006cm"/>
    </style:style>
    <style:style style:name="Table11.C" style:family="table-column">
      <style:table-column-properties style:column-width="1.944cm"/>
    </style:style>
    <style:style style:name="Table11.D" style:family="table-column">
      <style:table-column-properties style:column-width="1.94cm"/>
    </style:style>
    <style:style style:name="Table11.F" style:family="table-column">
      <style:table-column-properties style:column-width="1.847cm"/>
    </style:style>
    <style:style style:name="Table11.1" style:family="table-row">
      <style:table-row-properties style:min-row-height="0.503cm" fo:keep-together="always"/>
    </style:style>
    <style:style style:name="Table11.A1" style:family="table-cell">
      <style:table-cell-properties fo:padding-left="0.058cm" fo:padding-right="0.049cm" fo:padding-top="0cm" fo:padding-bottom="0cm" fo:border="0.5pt solid #00000a"/>
    </style:style>
    <style:style style:name="Table11.3" style:family="table-row">
      <style:table-row-properties fo:keep-together="always"/>
    </style:style>
    <style:style style:name="Table11.4" style:family="table-row">
      <style:table-row-properties style:min-row-height="0.238cm" fo:keep-together="always"/>
    </style:style>
    <style:style style:name="Table11.6" style:family="table-row">
      <style:table-row-properties fo:keep-together="always"/>
    </style:style>
    <style:style style:name="Table12" style:family="table">
      <style:table-properties style:width="25.003cm" fo:margin-left="-0.009cm" fo:margin-top="0cm" fo:margin-bottom="0cm" table:align="left" style:writing-mode="lr-tb"/>
    </style:style>
    <style:style style:name="Table12.A" style:family="table-column">
      <style:table-column-properties style:column-width="15.094cm"/>
    </style:style>
    <style:style style:name="Table12.B" style:family="table-column">
      <style:table-column-properties style:column-width="5.188cm"/>
    </style:style>
    <style:style style:name="Table12.C" style:family="table-column">
      <style:table-column-properties style:column-width="4.722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a"/>
    </style:style>
    <style:style style:name="Table13" style:family="table">
      <style:table-properties style:width="25.003cm" fo:margin-left="-0.058cm" fo:margin-top="0cm" fo:margin-bottom="0cm" table:align="left" style:writing-mode="lr-tb"/>
    </style:style>
    <style:style style:name="Table13.A" style:family="table-column">
      <style:table-column-properties style:column-width="25.003cm"/>
    </style:style>
    <style:style style:name="Table13.1" style:family="table-row">
      <style:table-row-properties fo:keep-together="always"/>
    </style:style>
    <style:style style:name="Table13.A1" style:family="table-cell">
      <style:table-cell-properties fo:padding-left="0.058cm" fo:padding-right="0.049cm" fo:padding-top="0cm" fo:padding-bottom="0cm" fo:border="0.5pt solid #00000a"/>
    </style:style>
    <style:style style:name="Table14" style:family="table">
      <style:table-properties style:width="25.003cm" fo:margin-left="-0.058cm" fo:margin-top="0cm" fo:margin-bottom="0cm" table:align="left" style:writing-mode="lr-tb"/>
    </style:style>
    <style:style style:name="Table14.A" style:family="table-column">
      <style:table-column-properties style:column-width="13.443cm"/>
    </style:style>
    <style:style style:name="Table14.B" style:family="table-column">
      <style:table-column-properties style:column-width="11.561cm"/>
    </style:style>
    <style:style style:name="Table14.1" style:family="table-row">
      <style:table-row-properties fo:keep-together="always"/>
    </style:style>
    <style:style style:name="Table14.A1" style:family="table-cell">
      <style:table-cell-properties fo:padding-left="0.058cm" fo:padding-right="0.049cm" fo:padding-top="0cm" fo:padding-bottom="0cm" fo:border="0.5pt solid #00000a"/>
    </style:style>
    <style:style style:name="P1" style:family="paragraph" style:parent-style-name="Standard">
      <style:paragraph-properties fo:margin-top="0cm" fo:margin-bottom="0.212cm" style:contextual-spacing="false" fo:text-align="justify" style:justify-single-word="false"/>
    </style:style>
    <style:style style:name="P2" style:family="paragraph" style:parent-style-name="Standard">
      <style:paragraph-properties fo:margin-top="0cm" fo:margin-bottom="0.212cm" style:contextual-spacing="false" fo:text-align="justify" style:justify-single-word="false"/>
      <style:text-properties fo:font-weight="bold" style:font-weight-asian="bold"/>
    </style:style>
    <style:style style:name="P3" style:family="paragraph" style:parent-style-name="Standard">
      <style:paragraph-properties fo:margin-top="0cm" fo:margin-bottom="0.212cm" style:contextual-spacing="false" fo:text-align="justify" style:justify-single-word="false"/>
      <style:text-properties fo:font-weight="bold" officeooo:rsid="00250aa8" officeooo:paragraph-rsid="00250aa8" style:font-weight-asian="bold"/>
    </style:style>
    <style:style style:name="P4" style:family="paragraph" style:parent-style-name="Standard">
      <style:paragraph-properties fo:margin-top="0cm" fo:margin-bottom="0.212cm" style:contextual-spacing="false" fo:text-align="justify" style:justify-single-word="false"/>
      <style:text-properties fo:font-style="normal" fo:font-weight="bold" officeooo:rsid="00250aa8" officeooo:paragraph-rsid="00250aa8" style:font-style-asian="normal" style:font-weight-asian="bold" style:font-style-complex="normal" style:font-weight-complex="bold"/>
    </style:style>
    <style:style style:name="P5" style:family="paragraph" style:parent-style-name="Standard">
      <style:paragraph-properties fo:margin-top="0cm" fo:margin-bottom="0.212cm" style:contextual-spacing="false" fo:text-align="justify" style:justify-single-word="false"/>
      <style:text-properties officeooo:rsid="00250aa8" officeooo:paragraph-rsid="00250aa8"/>
    </style:style>
    <style:style style:name="P6" style:family="paragraph" style:parent-style-name="Standard">
      <style:paragraph-properties fo:margin-top="0cm" fo:margin-bottom="0cm" style:contextual-spacing="false"/>
    </style:style>
    <style:style style:name="P7" style:family="paragraph" style:parent-style-name="Standard">
      <style:paragraph-properties fo:margin-top="0cm" fo:margin-bottom="0cm" style:contextual-spacing="false" fo:text-align="center" style:justify-single-word="false"/>
    </style:style>
    <style:style style:name="P8" style:family="paragraph" style:parent-style-name="Standard">
      <style:paragraph-properties fo:margin-top="0cm" fo:margin-bottom="0cm" style:contextual-spacing="false"/>
      <style:text-properties fo:font-weight="bold" style:font-weight-asian="bold"/>
    </style:style>
    <style:style style:name="P9" style:family="paragraph" style:parent-style-name="Standard">
      <style:paragraph-properties fo:margin-top="0cm" fo:margin-bottom="0cm" style:contextual-spacing="false" fo:text-align="start" style:justify-single-word="false"/>
    </style:style>
    <style:style style:name="P10" style:family="paragraph" style:parent-style-name="Standard">
      <style:paragraph-properties fo:margin-top="0cm" fo:margin-bottom="0cm" style:contextual-spacing="false" fo:text-align="start" style:justify-single-word="false">
        <style:tab-stops>
          <style:tab-stop style:position="15.328cm"/>
        </style:tab-stops>
      </style:paragraph-properties>
    </style:style>
    <style:style style:name="P11" style:family="paragraph" style:parent-style-name="Standard">
      <style:paragraph-properties fo:margin-top="0cm" fo:margin-bottom="0cm" style:contextual-spacing="false"/>
      <style:text-properties officeooo:rsid="0020266e" officeooo:paragraph-rsid="0020266e"/>
    </style:style>
    <style:style style:name="P12" style:family="paragraph" style:parent-style-name="Standard">
      <style:paragraph-properties fo:margin-top="0cm" fo:margin-bottom="0cm" style:contextual-spacing="false"/>
      <style:text-properties officeooo:rsid="002089d6" officeooo:paragraph-rsid="002089d6"/>
    </style:style>
    <style:style style:name="P13" style:family="paragraph" style:parent-style-name="Standard">
      <style:paragraph-properties fo:margin-top="0cm" fo:margin-bottom="0cm" style:contextual-spacing="false"/>
      <style:text-properties officeooo:paragraph-rsid="002089d6"/>
    </style:style>
    <style:style style:name="P14" style:family="paragraph" style:parent-style-name="Standard">
      <style:paragraph-properties fo:margin-top="0cm" fo:margin-bottom="0cm" style:contextual-spacing="false"/>
      <style:text-properties officeooo:rsid="0020b269" officeooo:paragraph-rsid="0020b269"/>
    </style:style>
    <style:style style:name="P15" style:family="paragraph" style:parent-style-name="Standard">
      <style:paragraph-properties fo:margin-top="0cm" fo:margin-bottom="0cm" style:contextual-spacing="false"/>
      <style:text-properties officeooo:rsid="00252874" officeooo:paragraph-rsid="00252874"/>
    </style:style>
    <style:style style:name="P16" style:family="paragraph" style:parent-style-name="Standard">
      <style:paragraph-properties fo:margin-top="0cm" fo:margin-bottom="0cm" style:contextual-spacing="false" fo:break-before="page"/>
      <style:text-properties officeooo:paragraph-rsid="002089d6"/>
    </style:style>
    <style:style style:name="P17" style:family="paragraph" style:parent-style-name="Standard">
      <style:paragraph-properties fo:break-before="page"/>
    </style:style>
    <style:style style:name="P18" style:family="paragraph" style:parent-style-name="Standard">
      <style:paragraph-properties fo:margin-top="0cm" fo:margin-bottom="0cm" style:contextual-spacing="false"/>
    </style:style>
    <style:style style:name="P19" style:family="paragraph" style:parent-style-name="Standard">
      <style:paragraph-properties fo:margin-top="0cm" fo:margin-bottom="0cm" style:contextual-spacing="false" fo:text-align="center" style:justify-single-word="false"/>
      <style:text-properties fo:font-style="italic" fo:font-weight="bold" style:font-style-asian="italic" style:font-weight-asian="bold"/>
    </style:style>
    <style:style style:name="P20" style:family="paragraph" style:parent-style-name="Standard">
      <style:paragraph-properties fo:margin-top="0cm" fo:margin-bottom="0cm" style:contextual-spacing="false"/>
      <style:text-properties fo:font-style="italic" fo:font-weight="normal" officeooo:rsid="0020266e" officeooo:paragraph-rsid="0020266e" style:font-style-asian="italic" style:font-weight-asian="normal" style:font-style-complex="italic" style:font-weight-complex="normal"/>
    </style:style>
    <style:style style:name="P21" style:family="paragraph" style:parent-style-name="Standard">
      <style:paragraph-properties fo:margin-top="0cm" fo:margin-bottom="0cm" style:contextual-spacing="false"/>
      <style:text-properties fo:font-weight="bold" style:font-weight-asian="bold"/>
    </style:style>
    <style:style style:name="P22" style:family="paragraph" style:parent-style-name="Standard">
      <style:paragraph-properties fo:margin-top="0cm" fo:margin-bottom="0cm" style:contextual-spacing="false" fo:text-align="center" style:justify-single-word="false"/>
      <style:text-properties fo:font-weight="bold" style:font-weight-asian="bold"/>
    </style:style>
    <style:style style:name="P23" style:family="paragraph" style:parent-style-name="Standard">
      <style:paragraph-properties fo:margin-top="0cm" fo:margin-bottom="0cm" style:contextual-spacing="false"/>
      <style:text-properties fo:font-weight="bold" officeooo:paragraph-rsid="002089d6" style:font-weight-asian="bold"/>
    </style:style>
    <style:style style:name="P24" style:family="paragraph" style:parent-style-name="Standard">
      <style:paragraph-properties fo:margin-top="0cm" fo:margin-bottom="0cm" style:contextual-spacing="false" fo:text-align="start" style:justify-single-word="false"/>
      <style:text-properties fo:font-weight="bold" style:font-weight-asian="bold"/>
    </style:style>
    <style:style style:name="P25" style:family="paragraph" style:parent-style-name="Standard">
      <style:paragraph-properties fo:margin-top="0cm" fo:margin-bottom="0cm" style:contextual-spacing="false"/>
      <style:text-properties fo:font-weight="bold" officeooo:rsid="003ae739" style:font-weight-asian="bold"/>
    </style:style>
    <style:style style:name="P26" style:family="paragraph" style:parent-style-name="Standard">
      <style:paragraph-properties fo:margin-top="0cm" fo:margin-bottom="0cm" style:contextual-spacing="false"/>
      <style:text-properties officeooo:rsid="0027c139" officeooo:paragraph-rsid="0027c139"/>
    </style:style>
    <style:style style:name="P27" style:family="paragraph" style:parent-style-name="Standard">
      <style:paragraph-properties fo:margin-top="0cm" fo:margin-bottom="0cm" style:contextual-spacing="false"/>
      <style:text-properties officeooo:rsid="00252874" officeooo:paragraph-rsid="00252874"/>
    </style:style>
    <style:style style:name="P28" style:family="paragraph" style:parent-style-name="Standard">
      <style:paragraph-properties fo:margin-top="0cm" fo:margin-bottom="0cm" style:contextual-spacing="false">
        <style:tab-stops>
          <style:tab-stop style:position="3.545cm"/>
        </style:tab-stops>
      </style:paragraph-properties>
      <style:text-properties officeooo:paragraph-rsid="0027c139"/>
    </style:style>
    <style:style style:name="P29" style:family="paragraph" style:parent-style-name="Standard">
      <style:paragraph-properties fo:margin-top="0cm" fo:margin-bottom="0cm" style:contextual-spacing="false"/>
      <style:text-properties officeooo:paragraph-rsid="002089d6"/>
    </style:style>
    <style:style style:name="P30" style:family="paragraph" style:parent-style-name="Standard">
      <style:paragraph-properties fo:margin-top="0cm" fo:margin-bottom="0cm" style:contextual-spacing="false"/>
      <style:text-properties officeooo:rsid="0029a990" officeooo:paragraph-rsid="0029a990"/>
    </style:style>
    <style:style style:name="P31" style:family="paragraph" style:parent-style-name="Standard">
      <style:paragraph-properties fo:margin-top="0cm" fo:margin-bottom="0cm" style:contextual-spacing="false"/>
      <style:text-properties officeooo:rsid="0029a990" officeooo:paragraph-rsid="002ae79f"/>
    </style:style>
    <style:style style:name="P32" style:family="paragraph" style:parent-style-name="Standard">
      <style:paragraph-properties fo:margin-top="0cm" fo:margin-bottom="0cm" style:contextual-spacing="false"/>
      <style:text-properties officeooo:rsid="0022012c" officeooo:paragraph-rsid="0022012c"/>
    </style:style>
    <style:style style:name="P33" style:family="paragraph" style:parent-style-name="Standard">
      <style:paragraph-properties fo:margin-top="0cm" fo:margin-bottom="0cm" style:contextual-spacing="false" fo:text-align="start" style:justify-single-word="false"/>
      <style:text-properties fo:color="#0000ff" style:font-name="Courier New" fo:font-size="10pt" style:font-size-asian="10pt" style:font-name-complex="Courier New1" style:font-size-complex="10pt"/>
    </style:style>
    <style:style style:name="P34" style:family="paragraph" style:parent-style-name="Standard">
      <style:paragraph-properties fo:margin-top="0cm" fo:margin-bottom="0cm" style:contextual-spacing="false"/>
      <style:text-properties officeooo:rsid="002ae79f" officeooo:paragraph-rsid="002ae79f"/>
    </style:style>
    <style:style style:name="P35" style:family="paragraph" style:parent-style-name="Standard">
      <style:paragraph-properties fo:margin-top="0cm" fo:margin-bottom="0cm" style:contextual-spacing="false"/>
      <style:text-properties officeooo:rsid="002deae9" officeooo:paragraph-rsid="002deae9"/>
    </style:style>
    <style:style style:name="P36" style:family="paragraph" style:parent-style-name="Standard">
      <style:paragraph-properties fo:margin-top="0cm" fo:margin-bottom="0cm" style:contextual-spacing="false" fo:text-align="start" style:justify-single-word="false"/>
      <style:text-properties officeooo:rsid="002deae9" officeooo:paragraph-rsid="002deae9"/>
    </style:style>
    <style:style style:name="P37" style:family="paragraph" style:parent-style-name="Standard">
      <style:paragraph-properties fo:margin-top="0cm" fo:margin-bottom="0cm" style:contextual-spacing="false"/>
      <style:text-properties officeooo:rsid="002e84de" officeooo:paragraph-rsid="002e84de"/>
    </style:style>
    <style:style style:name="P38" style:family="paragraph" style:parent-style-name="Standard">
      <style:paragraph-properties fo:margin-top="0cm" fo:margin-bottom="0cm" style:contextual-spacing="false"/>
      <style:text-properties officeooo:rsid="00303462" officeooo:paragraph-rsid="00303462"/>
    </style:style>
    <style:style style:name="P39" style:family="paragraph" style:parent-style-name="Standard">
      <style:paragraph-properties fo:margin-top="0cm" fo:margin-bottom="0cm" style:contextual-spacing="false"/>
      <style:text-properties officeooo:rsid="00327e32" officeooo:paragraph-rsid="00327e32"/>
    </style:style>
    <style:style style:name="P40" style:family="paragraph" style:parent-style-name="Standard">
      <style:paragraph-properties fo:margin-top="0cm" fo:margin-bottom="0cm" style:contextual-spacing="false"/>
      <style:text-properties officeooo:rsid="003421f0" officeooo:paragraph-rsid="003421f0"/>
    </style:style>
    <style:style style:name="P41" style:family="paragraph" style:parent-style-name="Standard">
      <style:paragraph-properties fo:margin-top="0cm" fo:margin-bottom="0cm" style:contextual-spacing="false"/>
      <style:text-properties officeooo:rsid="00360542" officeooo:paragraph-rsid="00360542"/>
    </style:style>
    <style:style style:name="P42" style:family="paragraph" style:parent-style-name="Standard">
      <style:paragraph-properties fo:margin-top="0cm" fo:margin-bottom="0cm" style:contextual-spacing="false"/>
      <style:text-properties officeooo:rsid="003ae739" officeooo:paragraph-rsid="003ae739"/>
    </style:style>
    <style:style style:name="P43" style:family="paragraph" style:parent-style-name="Standard">
      <style:paragraph-properties fo:margin-top="0cm" fo:margin-bottom="0cm" style:contextual-spacing="false"/>
      <style:text-properties fo:font-weight="normal" officeooo:rsid="003ae739" officeooo:paragraph-rsid="003ae739" style:font-weight-asian="normal" style:font-weight-complex="normal"/>
    </style:style>
    <style:style style:name="P44" style:family="paragraph" style:parent-style-name="Standard">
      <style:paragraph-properties fo:margin-top="0cm" fo:margin-bottom="0cm" style:contextual-spacing="false"/>
      <style:text-properties fo:font-weight="normal" officeooo:rsid="003bb88a" officeooo:paragraph-rsid="003bb88a" style:font-weight-asian="normal" style:font-weight-complex="normal"/>
    </style:style>
    <style:style style:name="P45" style:family="paragraph" style:parent-style-name="Standard">
      <style:paragraph-properties fo:margin-top="0cm" fo:margin-bottom="0cm" style:contextual-spacing="false"/>
      <style:text-properties fo:font-weight="normal" officeooo:rsid="003e716c" officeooo:paragraph-rsid="003e716c" style:font-weight-asian="normal" style:font-weight-complex="normal"/>
    </style:style>
    <style:style style:name="P46" style:family="paragraph" style:parent-style-name="Standard">
      <style:paragraph-properties fo:margin-top="0cm" fo:margin-bottom="0cm" style:contextual-spacing="false" fo:text-align="start" style:justify-single-word="false" fo:break-before="page">
        <style:tab-stops>
          <style:tab-stop style:position="15.328cm"/>
        </style:tab-stops>
      </style:paragraph-properties>
      <style:text-properties fo:font-weight="bold" style:font-weight-asian="bold"/>
    </style:style>
    <style:style style:name="P47" style:family="paragraph" style:parent-style-name="Standard">
      <style:paragraph-properties fo:margin-top="0cm" fo:margin-bottom="0.212cm" style:contextual-spacing="false" fo:text-align="justify" style:justify-single-word="false"/>
      <style:text-properties fo:font-weight="bold" style:font-weight-asian="bold"/>
    </style:style>
    <style:style style:name="P48" style:family="paragraph" style:parent-style-name="Standard">
      <style:paragraph-properties fo:margin-top="0cm" fo:margin-bottom="0.212cm" style:contextual-spacing="false" fo:text-align="justify" style:justify-single-word="false"/>
      <style:text-properties fo:font-weight="bold" officeooo:rsid="0029a990" officeooo:paragraph-rsid="0029a990" style:font-weight-asian="bold"/>
    </style:style>
    <style:style style:name="P49" style:family="paragraph">
      <style:paragraph-properties fo:text-align="center"/>
    </style:style>
    <style:style style:name="T1" style:family="text">
      <style:text-properties fo:font-style="italic" fo:font-weight="normal" officeooo:rsid="001fc926" style:font-style-asian="italic" style:font-weight-asian="normal" style:font-style-complex="italic" style:font-weight-complex="norm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bold" style:font-weight-asian="bold"/>
    </style:style>
    <style:style style:name="T5" style:family="text">
      <style:text-properties fo:language="de" fo:country="DE" fo:font-weight="bold" style:font-weight-asian="bold"/>
    </style:style>
    <style:style style:name="T6" style:family="text">
      <style:text-properties officeooo:rsid="00231a65"/>
    </style:style>
    <style:style style:name="T7" style:family="text">
      <style:text-properties officeooo:rsid="0024183a"/>
    </style:style>
    <style:style style:name="T8" style:family="text">
      <style:text-properties fo:font-weight="normal" style:font-weight-asian="normal" style:font-weight-complex="normal"/>
    </style:style>
    <style:style style:name="T9" style:family="text">
      <style:text-properties fo:font-weight="normal" officeooo:rsid="0030ec3a" style:font-weight-asian="normal" style:font-weight-complex="normal"/>
    </style:style>
    <style:style style:name="T10" style:family="text">
      <style:text-properties officeooo:rsid="00360542"/>
    </style:style>
    <style:style style:name="T11" style:family="text">
      <style:text-properties officeooo:rsid="003784fd"/>
    </style:style>
    <style:style style:name="T12" style:family="text">
      <style:text-properties officeooo:rsid="0038b8b0"/>
    </style:style>
    <style:style style:name="gr1"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7" office:value-type="string">
            <text:p text:style-name="P19">SE2NN11 MLP Lab 2 Report Sheet 2014/15</text:p>
          </table:table-cell>
          <table:covered-table-cell/>
          <table:covered-table-cell/>
          <table:covered-table-cell/>
          <table:covered-table-cell/>
          <table:covered-table-cell/>
          <table:covered-table-cell/>
        </table:table-row>
        <table:table-row table:style-name="Table1.1">
          <table:table-cell table:style-name="Table1.A1" office:value-type="string">
            <text:p text:style-name="P9"><text:span text:style-name="T2">Student Name: <text:s/></text:span><text:span text:style-name="T1">Abdelrahmane Bray</text:span></text:p>
          </table:table-cell>
          <table:table-cell table:style-name="Table1.A1" table:number-columns-spanned="6" office:value-type="string">
            <text:p text:style-name="P22">Marks</text:p>
          </table:table-cell>
          <table:covered-table-cell/>
          <table:covered-table-cell/>
          <table:covered-table-cell/>
          <table:covered-table-cell/>
          <table:covered-table-cell/>
        </table:table-row>
        <table:table-row table:style-name="Table1.1">
          <table:table-cell table:style-name="Table1.A1" office:value-type="string">
            <text:p text:style-name="P6"><text:span text:style-name="T2">Date: </text:span><text:span text:style-name="T1">11/11/2014</text:span></text:p>
          </table:table-cell>
          <table:table-cell table:style-name="Table1.A1" table:number-columns-spanned="2" office:value-type="string">
            <text:p text:style-name="P22">Missing</text:p>
          </table:table-cell>
          <table:covered-table-cell/>
          <table:table-cell table:style-name="Table1.A1" office:value-type="string">
            <text:p text:style-name="P22">Poor</text:p>
          </table:table-cell>
          <table:table-cell table:style-name="Table1.A1" table:number-columns-spanned="2" office:value-type="string">
            <text:p text:style-name="P22">Ok</text:p>
          </table:table-cell>
          <table:covered-table-cell/>
          <table:table-cell table:style-name="Table1.A1" office:value-type="string">
            <text:p text:style-name="P22">Good</text:p>
          </table:table-cell>
        </table:table-row>
        <table:table-row table:style-name="Table1.1">
          <table:table-cell table:style-name="Table1.A1" office:value-type="string">
            <text:p text:style-name="P8">Introduction</text:p>
          </table:table-cell>
          <table:table-cell table:style-name="Table1.A1" table:number-columns-spanned="2" office:value-type="string">
            <text:p text:style-name="P7">0</text:p>
          </table:table-cell>
          <table:covered-table-cell/>
          <table:table-cell table:style-name="Table1.A1" office:value-type="string">
            <text:p text:style-name="P7">1</text:p>
          </table:table-cell>
          <table:table-cell table:style-name="Table1.A1" table:number-columns-spanned="2" office:value-type="string">
            <text:p text:style-name="P7">2</text:p>
          </table:table-cell>
          <table:covered-table-cell/>
          <table:table-cell table:style-name="Table1.A1" office:value-type="string">
            <text:p text:style-name="P7">3</text:p>
          </table:table-cell>
        </table:table-row>
        <table:table-row table:style-name="Table1.1">
          <table:table-cell table:style-name="Table1.A1" table:number-columns-spanned="7" office:value-type="string">
            <text:p text:style-name="P13"/>
            <text:p text:style-name="P37">This practical lab session builds on the work of a previous practical lab (part 1), all previous script is thereby assumed to be correct and functional.</text:p>
            <text:p text:style-name="P37"/>
            <text:p text:style-name="P37">The lab utilises the object-orientation features of the C++ language, namely inheritance and encapsulation, in an effort to divide the script into clearly readable sections of code.</text:p>
            <text:p text:style-name="P37"/>
            <text:p text:style-name="P38">The primary focus of this particular practical session is the implementation of a multi-layered perceptron network, with precisely <text:span text:style-name="T3">one</text:span><text:span text:style-name="T8"> hidden layer, which works with sigmoidal-activation, and </text:span><text:span text:style-name="T3">one</text:span><text:span text:style-name="T8"> output layer, which utilises linear-activation.</text:span></text:p>
            <text:p text:style-name="P38"/>
            <text:p text:style-name="P38"><text:span text:style-name="T8">Once </text:span><text:span text:style-name="T9">the functions responsible for calculating outputs, deltas, manipulating weights and essentially learning are programmed, the values for learning paramters, learning rate and momentum, are experimented with. Initial weights are also experimented with using the starting seed functions.</text:span></text:p>
            <text:p text:style-name="P13"/>
          </table:table-cell>
          <table:covered-table-cell/>
          <table:covered-table-cell/>
          <table:covered-table-cell/>
          <table:covered-table-cell/>
          <table:covered-table-cell/>
          <table:covered-table-cell/>
        </table:table-row>
        <table:table-row table:style-name="Table1.6">
          <table:table-cell table:style-name="Table1.A1" table:number-rows-spanned="2" table:number-columns-spanned="2" office:value-type="string">
            <text:p text:style-name="P8">Weights of Untrained MultiLayerNetwork network</text:p>
          </table:table-cell>
          <table:covered-table-cell/>
          <table:table-cell table:style-name="Table1.A1" table:number-columns-spanned="3" office:value-type="string">
            <text:p text:style-name="P22">Missing / Wrong</text:p>
          </table:table-cell>
          <table:covered-table-cell/>
          <table:covered-table-cell/>
          <table:table-cell table:style-name="Table1.A1" table:number-columns-spanned="2" office:value-type="string">
            <text:p text:style-name="P22">Correct</text:p>
          </table:table-cell>
          <table:covered-table-cell/>
        </table:table-row>
        <table:table-row table:style-name="Table1.7">
          <table:covered-table-cell/>
          <table:covered-table-cell/>
          <table:table-cell table:style-name="Table1.A1" table:number-columns-spanned="3" office:value-type="string">
            <text:p text:style-name="P7">0</text:p>
          </table:table-cell>
          <table:covered-table-cell/>
          <table:covered-table-cell/>
          <table:table-cell table:style-name="Table1.A1" table:number-columns-spanned="2" office:value-type="string">
            <text:p text:style-name="P7">1</text:p>
          </table:table-cell>
          <table:covered-table-cell/>
        </table:table-row>
        <table:table-row table:style-name="Table1.1">
          <table:table-cell table:style-name="Table1.A1" table:number-columns-spanned="7" office:value-type="string">
            <text:p text:style-name="P11"/>
            <text:p text:style-name="P20">Weights are: {0.863,-0.156,0.283,0.835,-0.506,-0.864,0.0365,-0.43,0.481,1.32e+279,0.2,0.5} </text:p>
            <text:p text:style-name="P20"/>
          </table:table-cell>
          <table:covered-table-cell/>
          <table:covered-table-cell/>
          <table:covered-table-cell/>
          <table:covered-table-cell/>
          <table:covered-table-cell/>
          <table:covered-table-cell/>
        </table:table-row>
      </table:table>
      <text:p text:style-name="P13"/>
      <text:p text:style-name="P1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style-name="Table2.1">
          <table:table-cell table:style-name="Table2.A1" office:value-type="string">
            <text:p text:style-name="P8">Code for ‘weights’ MultiLayerNetwork Functions </text:p>
          </table:table-cell>
          <table:table-cell table:style-name="Table2.A1" table:number-columns-spanned="6" office:value-type="string">
            <text:p text:style-name="P22">Code</text:p>
          </table:table-cell>
          <table:covered-table-cell/>
          <table:covered-table-cell/>
          <table:covered-table-cell/>
          <table:covered-table-cell/>
          <table:covered-table-cell/>
          <table:table-cell table:style-name="Table2.A1" table:number-columns-spanned="3" office:value-type="string">
            <text:p text:style-name="P22">Comments</text:p>
          </table:table-cell>
          <table:covered-table-cell/>
          <table:covered-table-cell/>
        </table:table-row>
        <table:table-row table:style-name="Table2.1">
          <table:table-cell table:style-name="Table2.A2" office:value-type="string">
            <text:p text:style-name="P8">Function HowManyWeights</text:p>
          </table:table-cell>
          <table:table-cell table:style-name="Table2.A1" table:number-columns-spanned="2" office:value-type="string">
            <text:p text:style-name="P7">0</text:p>
          </table:table-cell>
          <table:covered-table-cell/>
          <table:table-cell table:style-name="Table2.A1" table:number-columns-spanned="2" office:value-type="string">
            <text:p text:style-name="P7">1</text:p>
          </table:table-cell>
          <table:covered-table-cell/>
          <table:table-cell table:style-name="Table2.A1" table:number-columns-spanned="2" office:value-type="string">
            <text:p text:style-name="P7">2</text:p>
          </table:table-cell>
          <table:covered-table-cell/>
          <table:table-cell table:style-name="Table2.A1" office:value-type="string">
            <text:p text:style-name="P7">0</text:p>
          </table:table-cell>
          <table:table-cell table:style-name="Table2.A1" office:value-type="string">
            <text:p text:style-name="P7">1</text:p>
          </table:table-cell>
          <table:table-cell table:style-name="Table2.A1" office:value-type="string">
            <text:p text:style-name="P7">2</text:p>
          </table:table-cell>
        </table:table-row>
        <table:table-row table:style-name="Table2.1">
          <table:table-cell table:style-name="Table2.A1" table:number-columns-spanned="10" office:value-type="string">
            <text:p text:style-name="P12">///&lt;summary&gt; </text:p>
            <text:p text:style-name="P12">/// Returns the amount of weights in this layer and the next as an integer </text:p>
            <text:p text:style-name="P12">///&lt;/summary&gt; </text:p>
            <text:p text:style-name="P12">int MultiLayerNetwork::HowManyWeights () </text:p>
            <text:p text:style-name="P12">{ </text:p>
            <text:p text:style-name="P12"><text:tab/>return (numWeights + nextlayer-&gt;numWeights); </text:p>
            <text:p text:style-name="P12">}</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23">Function ReturnTheWeights</text:p>
          </table:table-cell>
          <table:table-cell table:style-name="Table2.A1" office:value-type="string">
            <text:p text:style-name="P7">0</text:p>
          </table:table-cell>
          <table:table-cell table:style-name="Table2.A1" table:number-columns-spanned="2" office:value-type="string">
            <text:p text:style-name="P7">1</text:p>
          </table:table-cell>
          <table:covered-table-cell/>
          <table:table-cell table:style-name="Table2.A1" table:number-columns-spanned="2" office:value-type="string">
            <text:p text:style-name="P7">2</text:p>
          </table:table-cell>
          <table:covered-table-cell/>
          <table:table-cell table:style-name="Table2.A1" office:value-type="string">
            <text:p text:style-name="P7">3</text:p>
          </table:table-cell>
          <table:table-cell table:style-name="Table2.A1" office:value-type="string">
            <text:p text:style-name="P7">0</text:p>
          </table:table-cell>
          <table:table-cell table:style-name="Table2.A1" office:value-type="string">
            <text:p text:style-name="P7">1</text:p>
          </table:table-cell>
          <table:table-cell table:style-name="Table2.A1" office:value-type="string">
            <text:p text:style-name="P7">2</text:p>
          </table:table-cell>
        </table:table-row>
        <table:table-row table:style-name="Table2.1">
          <table:table-cell table:style-name="Table2.A1" table:number-columns-spanned="10" office:value-type="string">
            <text:p text:style-name="P12">///&lt;summary&gt; </text:p>
            <text:p text:style-name="P12">/// Copies the weights of main layer and next layer into the argument array: "theWeights[]" </text:p>
            <text:p text:style-name="P12">/// </text:p>
            <text:p text:style-name="P12">///&lt;argument="double theWeights[]"&gt; Array onto the network's weights are copied&lt;/argument&gt; </text:p>
            <text:p text:style-name="P12">///&lt;/summary&gt; </text:p>
            <text:p text:style-name="P12">void MultiLayerNetwork::ReturnTheWeights (double theWeights[]) </text:p>
            <text:p text:style-name="P12">{ </text:p>
            <text:p text:style-name="P12"><text:tab/>//Contains all the weights of the network </text:p>
            <text:p text:style-name="P12"><text:tab/>double buffer [HowManyWeights()]; </text:p>
            <text:p text:style-name="P12"><text:tab/> </text:p>
            <text:p text:style-name="P12"><text:tab/>//Stores weights <text:span text:style-name="T7">from</text:span> current layer </text:p>
            <text:p text:style-name="P12"><text:tab/>for(int i=0; i&lt;numWeights; i++) </text:p>
            <text:p text:style-name="P12"><text:tab/>{ </text:p>
            <text:p text:style-name="P12"><text:tab/><text:tab/>buffer[i] = weights[i]; </text:p>
            <text:p text:style-name="P12"><text:tab/>} </text:p>
            <text:p text:style-name="P12"><text:tab/> </text:p>
            <text:p text:style-name="P12"><text:tab/>//Stores weights <text:span text:style-name="T7">from</text:span> the next layer </text:p>
            <text:p text:style-name="P12"><text:tab/>for(int i=0; i&lt;(nextlayer-&gt;numWeights); i++) </text:p>
            <text:p text:style-name="P12"><text:tab/>{ </text:p>
            <text:p text:style-name="P12"><text:tab/><text:tab/>buffer[i+numWeights] = nextlayer-&gt;weights[i]; </text:p>
            <text:p text:style-name="P12"><text:tab/>} </text:p>
            <text:p text:style-name="P12"><text:soft-page-break/><text:tab/> </text:p>
            <text:p text:style-name="P12"><text:tab/>//Copies the buffer array into the output array </text:p>
            <text:p text:style-name="P12"><text:tab/>dcopy (HowManyWeights(), buffer, theWeights); </text:p>
            <text:p text:style-name="P12">}</text:p>
          </table:table-cell>
          <table:covered-table-cell/>
          <table:covered-table-cell/>
          <table:covered-table-cell/>
          <table:covered-table-cell/>
          <table:covered-table-cell/>
          <table:covered-table-cell/>
          <table:covered-table-cell/>
          <table:covered-table-cell/>
          <table:covered-table-cell/>
        </table:table-row>
      </table:table>
      <text:p text:style-name="P28"/>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8">Outputs of Untrained MultiLayerNetwork network</text:p>
          </table:table-cell>
          <table:table-cell table:style-name="Table3.A1" office:value-type="string">
            <text:p text:style-name="P22">Missing / Wrong</text:p>
          </table:table-cell>
          <table:table-cell table:style-name="Table3.A1" office:value-type="string">
            <text:p text:style-name="P22">Correct</text:p>
          </table:table-cell>
        </table:table-row>
        <table:table-row table:style-name="Table3.2">
          <table:covered-table-cell/>
          <table:table-cell table:style-name="Table3.A1" office:value-type="string">
            <text:p text:style-name="P7">0</text:p>
          </table:table-cell>
          <table:table-cell table:style-name="Table3.A1" office:value-type="string">
            <text:p text:style-name="P7">1</text:p>
          </table:table-cell>
        </table:table-row>
        <table:table-row table:style-name="Table3.3">
          <table:table-cell table:style-name="Table3.A1" table:number-columns-spanned="3" office:value-type="string">
            <text:p text:style-name="P14">Richard J. Mitchell's Perceptron Network Program </text:p>
            <text:p text:style-name="P14"><text:tab/>Adapted by Abdelrahmane Bray [Autumn 2014] </text:p>
            <text:p text:style-name="P14"/>
            <text:p text:style-name="P14">###################### </text:p>
            <text:p text:style-name="P14"/>
            <text:p text:style-name="P14">Network is: for Linear-activation </text:p>
            <text:p text:style-name="P14">Initial weights seed [0] </text:p>
            <text:p text:style-name="P14">Learning rate: [0.2]. Momentum: [0] </text:p>
            <text:p text:style-name="P14"/>
            <text:p text:style-name="P14">MENU:: Select one of the following: </text:p>
            <text:p text:style-name="P14">[T]est Network. Set [N]etwork. Set Learning-[C]onstants. [I]nitialise Random Seed. [Q]uit </text:p>
            <text:p text:style-name="P14">&gt;n </text:p>
            <text:p text:style-name="P14">SELECT NETWORK: </text:p>
            <text:p text:style-name="P14">[L]inear. [S]igmoidal. [X]OR. [O]ther non-Separable. [C]lassifier. [N]umerical Probability. </text:p>
            <text:p text:style-name="P14">&gt;x </text:p>
            <text:p text:style-name="P14">###################### </text:p>
            <text:p text:style-name="P14"/>
            <text:p text:style-name="P14">Network is: for XOR </text:p>
            <text:p text:style-name="P14">Initial weights seed [0] </text:p>
            <text:p text:style-name="P14">Learning rate: [0.2]. Momentum: [0] </text:p>
            <text:p text:style-name="P14"/>
            <text:p text:style-name="P14">MENU:: Select one of the following: </text:p>
            <text:p text:style-name="P14">[T]est Network. Set [N]etwork. Set Learning-[C]onstants. [I]nitialise Random Seed. [Q]uit </text:p>
            <text:p text:style-name="P14">&gt;t </text:p>
            <text:p text:style-name="P14"><text:s text:c="11"/>Inputs <text:s text:c="3"/>Targets <text:s text:c="3"/>Actuals <text:s/>Rescaled </text:p>
            <text:p text:style-name="P14"><text:soft-page-break/><text:s text:c="8"/>0 <text:s text:c="6"/>0 : <text:s text:c="7"/>0 : <text:s text:c="3"/>0.517 : <text:s text:c="7"/>1 </text:p>
            <text:p text:style-name="P14"><text:s text:c="8"/>0 <text:s text:c="6"/>1 : <text:s text:c="7"/>1 : <text:s text:c="3"/>0.487 : <text:s text:c="7"/>0 </text:p>
            <text:p text:style-name="P14"><text:s text:c="8"/>1 <text:s text:c="6"/>0 : <text:s text:c="7"/>1 : <text:s text:c="3"/>0.507 : <text:s text:c="7"/>1 </text:p>
            <text:p text:style-name="P14"><text:s text:c="8"/>1 <text:s text:c="6"/>1 : <text:s text:c="7"/>0 : <text:s text:c="3"/>0.475 : <text:s text:c="7"/>0 </text:p>
            <text:p text:style-name="P14">Mean Sum Square Errors are <text:s text:c="4"/>0.25 </text:p>
            <text:p text:style-name="P14">% Correct Classifications <text:s text:c="6"/>50</text:p>
          </table:table-cell>
          <table:covered-table-cell/>
          <table:covered-table-cell/>
        </table:table-row>
      </table:table>
      <text:p text:style-name="P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table:number-rows-spanned="2" office:value-type="string">
            <text:p text:style-name="P8">Code for CalcOutputs function</text:p>
          </table:table-cell>
          <table:table-cell table:style-name="Table4.A1" table:number-columns-spanned="3" office:value-type="string">
            <text:p text:style-name="P22">Code</text:p>
          </table:table-cell>
          <table:covered-table-cell/>
          <table:covered-table-cell/>
          <table:table-cell table:style-name="Table4.A1" table:number-columns-spanned="3" office:value-type="string">
            <text:p text:style-name="P22">Comments</text:p>
          </table:table-cell>
          <table:covered-table-cell/>
          <table:covered-table-cell/>
        </table:table-row>
        <table:table-row table:style-name="Table4.1">
          <table:covered-table-cell/>
          <table:table-cell table:style-name="Table4.A1" office:value-type="string">
            <text:p text:style-name="P7">0</text:p>
          </table:table-cell>
          <table:table-cell table:style-name="Table4.A1" office:value-type="string">
            <text:p text:style-name="P7">1</text:p>
          </table:table-cell>
          <table:table-cell table:style-name="Table4.A1" office:value-type="string">
            <text:p text:style-name="P7">2</text:p>
          </table:table-cell>
          <table:table-cell table:style-name="Table4.A1" office:value-type="string">
            <text:p text:style-name="P7">0</text:p>
          </table:table-cell>
          <table:table-cell table:style-name="Table4.A1" office:value-type="string">
            <text:p text:style-name="P7">1</text:p>
          </table:table-cell>
          <table:table-cell table:style-name="Table4.A1" office:value-type="string">
            <text:p text:style-name="P7">2</text:p>
          </table:table-cell>
        </table:table-row>
        <table:table-row table:style-name="Table4.1">
          <table:table-cell table:style-name="Table4.A1" table:number-columns-spanned="7" office:value-type="string">
            <text:p text:style-name="P14">///&lt;summary&gt; </text:p>
            <text:p text:style-name="P14">/// Calculates outputs from weights and inputs </text:p>
            <text:p text:style-name="P14">/// </text:p>
            <text:p text:style-name="P14">///&lt;argument="const double Inputs[]"&gt; An array containing inputs to the network&lt;/argument&gt; </text:p>
            <text:p text:style-name="P14">///&lt;/summary&gt; </text:p>
            <text:p text:style-name="P14">void MultiLayerNetwork::CalcOutputs(const double Inputs[]) </text:p>
            <text:p text:style-name="P14">{ </text:p>
            <text:p text:style-name="P14"><text:tab/><text:tab/>// Calculate the outputs of the main layer given the Inputs[] </text:p>
            <text:p text:style-name="P14"><text:tab/><text:tab/>SigmoidalLayerNetwork::CalcOutputs(Inputs); </text:p>
            <text:p text:style-name="P14"><text:tab/><text:tab/> </text:p>
            <text:p text:style-name="P14"><text:tab/><text:tab/>// Calculates the outputs of the next layer using the outputs of the main layer as input </text:p>
            <text:p text:style-name="P14"><text:tab/><text:tab/>nextlayer-&gt;CalcOutputs(outputs); </text:p>
            <text:p text:style-name="P14"/>
            <text:p text:style-name="P14">}</text:p>
          </table:table-cell>
          <table:covered-table-cell/>
          <table:covered-table-cell/>
          <table:covered-table-cell/>
          <table:covered-table-cell/>
          <table:covered-table-cell/>
          <table:covered-table-cell/>
        </table:table-row>
      </table:table>
      <text:p text:style-name="P6"/>
      <text:p text:style-name="P6"/>
      <text:p text:style-name="P6"/>
      <text:p text:style-name="P6"/>
      <text:p text:style-name="P6"/>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G"/>
        <text:soft-page-break/>
        <table:table-row table:style-name="Table5.1">
          <table:table-cell table:style-name="Table5.A1" office:value-type="string">
            <text:p text:style-name="P8">Code for Store Outputs function</text:p>
          </table:table-cell>
          <table:table-cell table:style-name="Table5.A1" office:value-type="string">
            <text:p text:style-name="P7">0</text:p>
          </table:table-cell>
          <table:table-cell table:style-name="Table5.A1" office:value-type="string">
            <text:p text:style-name="P7">1</text:p>
          </table:table-cell>
          <table:table-cell table:style-name="Table5.A1" office:value-type="string">
            <text:p text:style-name="P7">2</text:p>
          </table:table-cell>
          <table:table-cell table:style-name="Table5.A1" office:value-type="string">
            <text:p text:style-name="P7">0</text:p>
          </table:table-cell>
          <table:table-cell table:style-name="Table5.A1" office:value-type="string">
            <text:p text:style-name="P7">1</text:p>
          </table:table-cell>
          <table:table-cell table:style-name="Table5.A1" office:value-type="string">
            <text:p text:style-name="P7">2</text:p>
          </table:table-cell>
        </table:table-row>
        <table:table-row table:style-name="Table5.1">
          <table:table-cell table:style-name="Table5.A1" table:number-columns-spanned="7" office:value-type="string">
            <text:p text:style-name="P39">///&lt;summary&gt;</text:p>
            <text:p text:style-name="P39">/// Copies the calculated network outputs into the nth output in data.</text:p>
            <text:p text:style-name="P39">///</text:p>
            <text:p text:style-name="P39">///&lt;argument="int n"&gt; Directs where to store outputs&lt;/argument&gt;</text:p>
            <text:p text:style-name="P39">///&lt;argument="dataset &amp;data"&gt; Pointer to the dataset&lt;/argument&gt;</text:p>
            <text:p text:style-name="P39">///&lt;/summary&gt;</text:p>
            <text:p text:style-name="P39">void MultiLayerNetwork::StoreOutputs(int n, dataset &amp;data) </text:p>
            <text:p text:style-name="P39">{</text:p>
            <text:p text:style-name="P39"><text:tab/><text:tab/>// Store calculated network's outputs into the nth output set in data</text:p>
            <text:p text:style-name="P39"><text:tab/><text:tab/>nextlayer-&gt;StoreOutputs(n, data);</text:p>
            <text:p text:style-name="P39">}</text:p>
          </table:table-cell>
          <table:covered-table-cell/>
          <table:covered-table-cell/>
          <table:covered-table-cell/>
          <table:covered-table-cell/>
          <table:covered-table-cell/>
          <table:covered-table-cell/>
        </table:table-row>
      </table:table>
      <text:p text:style-name="P6"/>
      <table:table table:name="Table6" table:style-name="Table6">
        <table:table-column table:style-name="Table6.A"/>
        <table:table-column table:style-name="Table6.B"/>
        <table:table-column table:style-name="Table6.C"/>
        <table:table-row table:style-name="Table6.1">
          <table:table-cell table:style-name="Table6.A1" table:number-rows-spanned="2" office:value-type="string">
            <text:p text:style-name="P9"><text:span text:style-name="T2">Program output </text:span><text:bookmark-start text:name="_GoBack"/><text:span text:style-name="T2">DURING </text:span><text:bookmark-end text:name="_GoBack"/><text:span text:style-name="T2">training with ‘Picton’s weights’, a learning rate of 0.4 and momentum of 0.7 (ie show SSE at specific epochs)</text:span></text:p>
          </table:table-cell>
          <table:table-cell table:style-name="Table6.A1" office:value-type="string">
            <text:p text:style-name="P22">Missing / Wrong</text:p>
          </table:table-cell>
          <table:table-cell table:style-name="Table6.A1" office:value-type="string">
            <text:p text:style-name="P22">Correct</text:p>
          </table:table-cell>
        </table:table-row>
        <table:table-row table:style-name="Table6.2">
          <table:covered-table-cell/>
          <table:table-cell table:style-name="Table6.A1" office:value-type="string">
            <text:p text:style-name="P7">0</text:p>
          </table:table-cell>
          <table:table-cell table:style-name="Table6.A1" office:value-type="string">
            <text:p text:style-name="P7">1</text:p>
          </table:table-cell>
        </table:table-row>
        <table:table-row table:style-name="Table6.3">
          <table:table-cell table:style-name="Table6.A1" table:number-columns-spanned="3" office:value-type="string">
            <text:p text:style-name="P26">MENU:: Select one of the following:</text:p>
            <text:p text:style-name="P26">[T]est Network. Set [N]etwork. Set Learning-[C]onstants. [I]nitialise Random Seed. [Q]uit</text:p>
            <text:p text:style-name="P26">&gt;c</text:p>
            <text:p text:style-name="P26">Enter Learning Rate: [range 0 to 1]<text:tab/>0.4</text:p>
            <text:p text:style-name="P26">Enter Momentum: [range 0 to 1]<text:tab/>0.7</text:p>
            <text:p text:style-name="P26"></text:p>
            <text:p text:style-name="P26">######################</text:p>
            <text:p text:style-name="P26"></text:p>
            <text:p text:style-name="P26"></text:p>
            <text:p text:style-name="P26">Network is: for XOR</text:p>
            <text:p text:style-name="P26">Initial weights seed [0] </text:p>
            <text:p text:style-name="P26">Learning rate: [0.4]. Momentum: [0.7]</text:p>
            <text:p text:style-name="P26"></text:p>
            <text:p text:style-name="P26">MENU:: Select one of the following:</text:p>
            <text:p text:style-name="P26">[T]est Network. Set [N]etwork. Set Learning-[C]onstants. [I]nitialise Random Seed. [Q]uit</text:p>
            <text:p text:style-name="P26">&gt;t</text:p>
            <text:p text:style-name="P26"><text:s text:c="11"/>Inputs <text:s text:c="3"/>Targets <text:s text:c="3"/>Actuals <text:s/>Rescaled</text:p>
            <text:p text:style-name="P26"><text:soft-page-break/><text:s text:c="8"/>0 <text:s text:c="6"/>0 : <text:s text:c="7"/>0 : <text:s text:c="3"/>0.517 : <text:s text:c="7"/>1</text:p>
            <text:p text:style-name="P26"><text:s text:c="8"/>0 <text:s text:c="6"/>1 : <text:s text:c="7"/>1 : <text:s text:c="3"/>0.487 : <text:s text:c="7"/>0</text:p>
            <text:p text:style-name="P26"><text:s text:c="8"/>1 <text:s text:c="6"/>0 : <text:s text:c="7"/>1 : <text:s text:c="3"/>0.507 : <text:s text:c="7"/>1</text:p>
            <text:p text:style-name="P26"><text:s text:c="8"/>1 <text:s text:c="6"/>1 : <text:s text:c="7"/>0 : <text:s text:c="3"/>0.475 : <text:s text:c="7"/>0</text:p>
            <text:p text:style-name="P26">Mean Sum Square Errors are <text:s text:c="4"/>0.25</text:p>
            <text:p text:style-name="P26">% Correct Classifications <text:s text:c="6"/>50</text:p>
            <text:p text:style-name="P26"></text:p>
            <text:p text:style-name="P26">SELECT:</text:p>
            <text:p text:style-name="P26">[L]earn. [P]resent Data. [C]hange Learning Constants. Find [W]eights. [S]ave Learnt Data. [A]bort.</text:p>
            <text:p text:style-name="P26">&gt;l</text:p>
            <text:p text:style-name="P26"></text:p>
            <text:p text:style-name="P26"><text:tab/>Epoch <text:s text:c="5"/>0</text:p>
            <text:p text:style-name="P26">XOR : Mean Sum Square Errors are <text:s text:c="3"/>0.264</text:p>
            <text:p text:style-name="P26"></text:p>
            <text:p text:style-name="P26"><text:tab/>Epoch <text:s text:c="3"/>200</text:p>
            <text:p text:style-name="P26">XOR : Mean Sum Square Errors are <text:s text:c="3"/>0.262</text:p>
            <text:p text:style-name="P26"></text:p>
            <text:p text:style-name="P26"><text:tab/>Epoch <text:s text:c="3"/>400</text:p>
            <text:p text:style-name="P26">XOR : Mean Sum Square Errors are <text:s text:c="3"/>0.259</text:p>
            <text:p text:style-name="P26"></text:p>
            <text:p text:style-name="P26"><text:tab/>Epoch <text:s text:c="3"/>600</text:p>
            <text:p text:style-name="P26">XOR : Mean Sum Square Errors are <text:s text:c="2"/>0.0348</text:p>
            <text:p text:style-name="P26"></text:p>
            <text:p text:style-name="P26"><text:tab/>Epoch <text:s text:c="3"/>800</text:p>
            <text:p text:style-name="P26">XOR : Mean Sum Square Errors are <text:s/>0.00615</text:p>
            <text:p text:style-name="P26"></text:p>
            <text:p text:style-name="P26"><text:tab/>Epoch <text:s text:c="2"/>1000</text:p>
            <text:p text:style-name="P26">XOR : Mean Sum Square Errors are <text:s/>0.00305</text:p>
          </table:table-cell>
          <table:covered-table-cell/>
          <table:covered-table-cell/>
        </table:table-row>
      </table:table>
      <text:p text:style-name="P6"/>
      <text:p text:style-name="P6"/>
      <text:p text:style-name="P6"/>
      <text:p text:style-name="P6"/>
      <table:table table:name="Table7" table:style-name="Table7">
        <table:table-column table:style-name="Table7.A"/>
        <table:table-column table:style-name="Table7.B"/>
        <table:table-column table:style-name="Table7.C"/>
        <text:soft-page-break/>
        <table:table-row table:style-name="Table7.1">
          <table:table-cell table:style-name="Table7.A1" table:number-rows-spanned="2" office:value-type="string">
            <text:p text:style-name="P9"><text:span text:style-name="T2">Output of </text:span><text:span text:style-name="T4">trained</text:span><text:span text:style-name="T2"> network with ‘Picton’s weights’, a learning rate of 0.4 and momentum of 0.7 (ie output when you Present data to trained network)</text:span></text:p>
          </table:table-cell>
          <table:table-cell table:style-name="Table7.A1" office:value-type="string">
            <text:p text:style-name="P22">Missing / Wrong</text:p>
          </table:table-cell>
          <table:table-cell table:style-name="Table7.A1" office:value-type="string">
            <text:p text:style-name="P22">Correct</text:p>
          </table:table-cell>
        </table:table-row>
        <table:table-row table:style-name="Table7.2">
          <table:covered-table-cell/>
          <table:table-cell table:style-name="Table7.A1" office:value-type="string">
            <text:p text:style-name="P7">0</text:p>
          </table:table-cell>
          <table:table-cell table:style-name="Table7.A1" office:value-type="string">
            <text:p text:style-name="P7">1</text:p>
          </table:table-cell>
        </table:table-row>
        <table:table-row table:style-name="Table7.3">
          <table:table-cell table:style-name="Table7.A1" table:number-columns-spanned="3" office:value-type="string">
            <text:p text:style-name="P26">SELECT:</text:p>
            <text:p text:style-name="P26">[L]earn. [P]resent Data. [C]hange Learning Constants. Find [W]eights. [S]ave Learnt Data. [A]bort.</text:p>
            <text:p text:style-name="P26">&gt;p</text:p>
            <text:p text:style-name="P26"><text:s text:c="11"/>Inputs <text:s text:c="3"/>Targets <text:s text:c="3"/>Actuals <text:s/>Rescaled</text:p>
            <text:p text:style-name="P26"><text:s text:c="8"/>0 <text:s text:c="6"/>0 : <text:s text:c="7"/>0 : <text:s text:c="2"/>0.0485 : <text:s text:c="7"/>0</text:p>
            <text:p text:style-name="P26"><text:s text:c="8"/>0 <text:s text:c="6"/>1 : <text:s text:c="7"/>1 : <text:s text:c="3"/>0.948 : <text:s text:c="7"/>1</text:p>
            <text:p text:style-name="P26"><text:s text:c="8"/>1 <text:s text:c="6"/>0 : <text:s text:c="7"/>1 : <text:s text:c="3"/>0.948 : <text:s text:c="7"/>1</text:p>
            <text:p text:style-name="P26"><text:s text:c="8"/>1 <text:s text:c="6"/>1 : <text:s text:c="7"/>0 : <text:s text:c="2"/>0.0655 : <text:s text:c="7"/>0</text:p>
            <text:p text:style-name="P26">Mean Sum Square Errors are <text:s/>0.00303</text:p>
            <text:p text:style-name="P26">% Correct Classifications <text:s text:c="5"/>100</text:p>
          </table:table-cell>
          <table:covered-table-cell/>
          <table:covered-table-cell/>
        </table:table-row>
      </table:table>
      <text:p text:style-name="P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column table:style-name="Table8.K"/>
        <table:table-row table:style-name="Table8.1">
          <table:table-cell table:style-name="Table8.A1" office:value-type="string">
            <text:p text:style-name="P8">Code for ‘learning functions’ – mark scheme</text:p>
          </table:table-cell>
          <table:table-cell table:style-name="Table8.A1" table:number-columns-spanned="6" office:value-type="string">
            <text:p text:style-name="P22">Code</text:p>
          </table:table-cell>
          <table:covered-table-cell/>
          <table:covered-table-cell/>
          <table:covered-table-cell/>
          <table:covered-table-cell/>
          <table:covered-table-cell/>
          <table:table-cell table:style-name="Table8.A1" table:number-columns-spanned="4" office:value-type="string">
            <text:p text:style-name="P22">Comments</text:p>
          </table:table-cell>
          <table:covered-table-cell/>
          <table:covered-table-cell/>
          <table:covered-table-cell/>
        </table:table-row>
        <table:table-row table:style-name="Table8.1">
          <table:table-cell table:style-name="Table8.A2" office:value-type="string">
            <text:p text:style-name="P8">Function SingleLinearNetworkPrevLayersErrors <text:s text:c="5"/>(version for one output)</text:p>
          </table:table-cell>
          <table:table-cell table:style-name="Table8.A1" table:number-columns-spanned="2" office:value-type="string">
            <text:p text:style-name="P7">0</text:p>
          </table:table-cell>
          <table:covered-table-cell/>
          <table:table-cell table:style-name="Table8.A1" table:number-columns-spanned="2" office:value-type="string">
            <text:p text:style-name="P7">1</text:p>
          </table:table-cell>
          <table:covered-table-cell/>
          <table:table-cell table:style-name="Table8.A1" table:number-columns-spanned="2" office:value-type="string">
            <text:p text:style-name="P7">2</text:p>
          </table:table-cell>
          <table:covered-table-cell/>
          <table:table-cell table:style-name="Table8.A1" office:value-type="string">
            <text:p text:style-name="P7">0</text:p>
          </table:table-cell>
          <table:table-cell table:style-name="Table8.A1" table:number-columns-spanned="2" office:value-type="string">
            <text:p text:style-name="P7">1</text:p>
          </table:table-cell>
          <table:covered-table-cell/>
          <table:table-cell table:style-name="Table8.A1" office:value-type="string">
            <text:p text:style-name="P7">2</text:p>
          </table:table-cell>
        </table:table-row>
        <table:table-row table:style-name="Table8.1">
          <table:table-cell table:style-name="Table8.A1" table:number-columns-spanned="11" office:value-type="string">
            <text:p text:style-name="P32">///&lt;summary&gt; </text:p>
            <text:p text:style-name="P32">/// Calculates and returns the errors of the previous layer, only works if the output only has one neuron </text:p>
            <text:p text:style-name="P32">/// </text:p>
            <text:p text:style-name="P32">///&lt;argument="double previousErrors[]"&gt; Array in which previous errors are to be stored &lt;/argument&gt; </text:p>
            <text:p text:style-name="P32">///&lt;/summary&gt; </text:p>
            <text:p text:style-name="P32">void LinearLayerNetwork::PrevLayersErrors (double previousErrors[]) { </text:p>
            <text:p text:style-name="P32"><text:tab/> </text:p>
            <text:p text:style-name="P32"><text:tab/>//Each previous neuron output is an input to this network </text:p>
            <text:p text:style-name="P32"><text:tab/>int previousNeurons = numInputs; </text:p>
            <text:p text:style-name="P32"><text:tab/> </text:p>
            <text:p text:style-name="P32"><text:tab/>//<text:span text:style-name="T6">T</text:span>here is only one neuron in the output layer, <text:span text:style-name="T6">therefore only use</text:span> deltas[0] </text:p>
            <text:p text:style-name="P32"><text:tab/>for(int i=0; i &lt; previousNeurons; i++) </text:p>
            <text:p text:style-name="P32"><text:tab/>{ </text:p>
            <text:p text:style-name="P32"><text:tab/><text:tab/>previousErrors[i] = deltas[0] * weights[i+1]; </text:p>
            <text:p text:style-name="P32"><text:tab/>} </text:p>
            <text:p text:style-name="P32"><text:tab/> </text:p>
            <text:p text:style-name="P32">}</text:p>
            <text:p text:style-name="P32"><text:soft-page-break/></text:p>
            <text:p text:style-name="P3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office:value-type="string">
            <text:p text:style-name="P8">Function MultiLayerNetwork FindDeltas</text:p>
          </table:table-cell>
          <table:table-cell table:style-name="Table8.A1" office:value-type="string">
            <text:p text:style-name="P7">0</text:p>
          </table:table-cell>
          <table:table-cell table:style-name="Table8.A1" table:number-columns-spanned="2" office:value-type="string">
            <text:p text:style-name="P7">1</text:p>
          </table:table-cell>
          <table:covered-table-cell/>
          <table:table-cell table:style-name="Table8.A1" table:number-columns-spanned="2" office:value-type="string">
            <text:p text:style-name="P7">2</text:p>
          </table:table-cell>
          <table:covered-table-cell/>
          <table:table-cell table:style-name="Table8.A1" office:value-type="string">
            <text:p text:style-name="P7">3</text:p>
          </table:table-cell>
          <table:table-cell table:style-name="Table8.A1" table:number-columns-spanned="2" office:value-type="string">
            <text:p text:style-name="P7">0</text:p>
          </table:table-cell>
          <table:covered-table-cell/>
          <table:table-cell table:style-name="Table8.A1" office:value-type="string">
            <text:p text:style-name="P7">1</text:p>
          </table:table-cell>
          <table:table-cell table:style-name="Table8.A1" office:value-type="string">
            <text:p text:style-name="P7">2</text:p>
          </table:table-cell>
        </table:table-row>
        <table:table-row table:style-name="Table8.1">
          <table:table-cell table:style-name="Table8.A1" table:number-columns-spanned="11" office:value-type="string">
            <text:p text:style-name="P30">///&lt;summary&gt;</text:p>
            <text:p text:style-name="P30">/// Calculates the deltas in this layer and the next layer</text:p>
            <text:p text:style-name="P30">///</text:p>
            <text:p text:style-name="P30">///&lt;argument="const double Errors[]"&gt; Array containing the errors of the network (target - output)&lt;/argument&gt;</text:p>
            <text:p text:style-name="P30">///&lt;/summary&gt;</text:p>
            <text:p text:style-name="P30">void MultiLayerNetwork::FindDeltas (const double Errors[]) </text:p>
            <text:p text:style-name="P30">{<text:tab/></text:p>
            <text:p text:style-name="P30"><text:tab/>//Find deltas and errors in the next layer</text:p>
            <text:p text:style-name="P30"><text:tab/>nextlayer-&gt;FindDeltas(Errors);</text:p>
            <text:p text:style-name="P30"><text:tab/></text:p>
            <text:p text:style-name="P30"><text:tab/>//Prepare an array to contain the errors</text:p>
            <text:p text:style-name="P30"><text:tab/>double thisErrors[numNeurons];</text:p>
            <text:p text:style-name="P30"><text:tab/></text:p>
            <text:p text:style-name="P30"><text:tab/>//Loads the previous errors</text:p>
            <text:p text:style-name="P30"><text:tab/>nextlayer-&gt;PrevLayersErrors(thisErrors);</text:p>
            <text:p text:style-name="P30"><text:tab/></text:p>
            <text:p text:style-name="P30"><text:tab/>//Convert to deltas for sigmoidal activation</text:p>
            <text:p text:style-name="P30"><text:tab/>SigmoidalLayerNetwork::FindDeltas(thisErrors);</text:p>
            <text:p text:style-name="P30">}</text:p>
            <text:p text:style-name="P30"/>
            <text:p text:style-name="P3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office:value-type="string">
            <text:p text:style-name="P8">Function MultiLayerNetwork ChangeAllWeights</text:p>
          </table:table-cell>
          <table:table-cell table:style-name="Table8.A1" table:number-columns-spanned="2" office:value-type="string">
            <text:p text:style-name="P7">0</text:p>
          </table:table-cell>
          <table:covered-table-cell/>
          <table:table-cell table:style-name="Table8.A1" table:number-columns-spanned="2" office:value-type="string">
            <text:p text:style-name="P7">1</text:p>
          </table:table-cell>
          <table:covered-table-cell/>
          <table:table-cell table:style-name="Table8.A1" table:number-columns-spanned="2" office:value-type="string">
            <text:p text:style-name="P7">2</text:p>
          </table:table-cell>
          <table:covered-table-cell/>
          <table:table-cell table:style-name="Table8.A1" table:number-columns-spanned="2" office:value-type="string">
            <text:p text:style-name="P7">0</text:p>
          </table:table-cell>
          <table:covered-table-cell/>
          <table:table-cell table:style-name="Table8.A1" office:value-type="string">
            <text:p text:style-name="P7">1</text:p>
          </table:table-cell>
          <table:table-cell table:style-name="Table8.A1" office:value-type="string">
            <text:p text:style-name="P7">2</text:p>
          </table:table-cell>
        </table:table-row>
        <table:table-row table:style-name="Table8.1">
          <table:table-cell table:style-name="Table8.A1" table:number-columns-spanned="11" office:value-type="string">
            <text:p text:style-name="P15">///&lt;summary&gt; </text:p>
            <text:p text:style-name="P15">/// Changes all the weights in this layer and the next </text:p>
            <text:p text:style-name="P15">/// </text:p>
            <text:p text:style-name="P15">///&lt;argument="const doublt Inputs[]"&gt; Array containing the inputs to the layer&lt;/argument&gt; </text:p>
            <text:p text:style-name="P15">///&lt;argument="const double learningParameters[]"&gt; Array containing the parameters: {learning-rate, momentum}&lt;/argument&gt; </text:p>
            <text:p text:style-name="P15">///&lt;/summary&gt; </text:p>
            <text:p text:style-name="P15"/>
            <text:p text:style-name="P15"><text:soft-page-break/>void MultiLayerNetwork::ChangeAllWeights (const double Inputs[], const double learningParameters[]) </text:p>
            <text:p text:style-name="P15">{<text:tab/> </text:p>
            <text:p text:style-name="P15"/>
            <text:p text:style-name="P15"><text:tab/>//Change weights for this layer </text:p>
            <text:p text:style-name="P15"><text:tab/>SigmoidalLayerNetwork::ChangeAllWeights(Inputs, learningParameters); </text:p>
            <text:p text:style-name="P15"><text:tab/> </text:p>
            <text:p text:style-name="P15"><text:tab/>//Change weights for the next layer </text:p>
            <text:p text:style-name="P15"><text:tab/>nextlayer-&gt;ChangeAllWeights(outputs, learningParameters); </text:p>
            <text:p text:style-name="P15">}</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6"/>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style-name="Table9.1">
          <table:table-cell table:style-name="Table9.A1" office:value-type="string">
            <text:p text:style-name="P8">Final Version of Code for PrevLayerErrors function</text:p>
          </table:table-cell>
          <table:table-cell table:style-name="Table9.A1" table:number-columns-spanned="4" office:value-type="string">
            <text:p text:style-name="P22">Code</text:p>
          </table:table-cell>
          <table:covered-table-cell/>
          <table:covered-table-cell/>
          <table:covered-table-cell/>
          <table:table-cell table:style-name="Table9.A1" table:number-columns-spanned="3" office:value-type="string">
            <text:p text:style-name="P22">Comments</text:p>
          </table:table-cell>
          <table:covered-table-cell/>
          <table:covered-table-cell/>
        </table:table-row>
        <table:table-row table:style-name="Table9.1">
          <table:table-cell table:style-name="Table9.A2" office:value-type="string">
            <text:p text:style-name="P8">Function LinActLayer PrevLayerErrors</text:p>
          </table:table-cell>
          <table:table-cell table:style-name="Table9.A1" office:value-type="string">
            <text:p text:style-name="P7">0</text:p>
          </table:table-cell>
          <table:table-cell table:style-name="Table9.A1" office:value-type="string">
            <text:p text:style-name="P7">1</text:p>
          </table:table-cell>
          <table:table-cell table:style-name="Table9.A1" office:value-type="string">
            <text:p text:style-name="P7">2</text:p>
          </table:table-cell>
          <table:table-cell table:style-name="Table9.A1" office:value-type="string">
            <text:p text:style-name="P7">3</text:p>
          </table:table-cell>
          <table:table-cell table:style-name="Table9.A1" office:value-type="string">
            <text:p text:style-name="P7">0</text:p>
          </table:table-cell>
          <table:table-cell table:style-name="Table9.A1" office:value-type="string">
            <text:p text:style-name="P7">1</text:p>
          </table:table-cell>
          <table:table-cell table:style-name="Table9.A1" office:value-type="string">
            <text:p text:style-name="P7">2</text:p>
          </table:table-cell>
        </table:table-row>
        <table:table-row table:style-name="Table9.3">
          <table:table-cell table:style-name="Table9.A1" table:number-columns-spanned="8" office:value-type="string">
            <text:p text:style-name="P30">///&lt;summary&gt;</text:p>
            <text:p text:style-name="P30">/// Calculates and returns the errors of the previous layer, only works if the output only has one neuron</text:p>
            <text:p text:style-name="P30">///&lt;argument="double previousErrors[]"&gt; Array in which previous errors are to be stored &lt;/argument&gt;</text:p>
            <text:p text:style-name="P30">///&lt;/summary&gt;</text:p>
            <text:p text:style-name="P30">void LinearLayerNetwork::PrevLayersErrors (double previousErrors[]) {</text:p>
            <text:p text:style-name="P30"><text:s text:c="12"/>//For each <text:span text:style-name="T12">input</text:span> </text:p>
            <text:p text:style-name="P30"><text:tab/>for(int i=0; i &lt; numNeurons; i++)</text:p>
            <text:p text:style-name="P30"><text:tab/>{</text:p>
            <text:p text:style-name="P30"><text:tab/><text:tab/>previousErrors[i] = 0;</text:p>
            <text:p text:style-name="P30"><text:tab/><text:tab/></text:p>
            <text:p text:style-name="P30"><text:tab/><text:tab/>//For each output node</text:p>
            <text:p text:style-name="P30"><text:tab/><text:tab/>for(int j=0; j &lt; numInputs; j++)</text:p>
            <text:p text:style-name="P30"><text:tab/><text:tab/>{</text:p>
            <text:p text:style-name="P30"><text:tab/><text:tab/><text:tab/>//Accounting for the bias weights and inputs</text:p>
            <text:p text:style-name="P30"><text:tab/><text:tab/><text:tab/>previousErrors[i] += deltas[j] * weights[((numInputs+1)*j)+(i+1)];</text:p>
            <text:p text:style-name="P31"><text:tab/><text:tab/><text:tab/></text:p>
            <text:p text:style-name="P31"></text:p>
            <text:p text:style-name="P30"><text:tab/><text:tab/>}</text:p>
            <text:p text:style-name="P34"><text:soft-page-break/>}</text:p>
          </table:table-cell>
          <table:covered-table-cell/>
          <table:covered-table-cell/>
          <table:covered-table-cell/>
          <table:covered-table-cell/>
          <table:covered-table-cell/>
          <table:covered-table-cell/>
          <table:covered-table-cell/>
        </table:table-row>
      </table:table>
      <text:p text:style-name="P33"/>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rows-spanned="2" office:value-type="string">
            <text:p text:style-name="P8">Output of trained network for XOR <text:s/>(in each case train the network and then display the results <text:s/>when you (P)resent the data to the Trained Network.</text:p>
          </table:table-cell>
          <table:table-cell table:style-name="Table10.A1" office:value-type="string">
            <text:p text:style-name="P22">Missing/Wrong</text:p>
          </table:table-cell>
          <table:table-cell table:style-name="Table10.A1" table:number-columns-spanned="2" office:value-type="string">
            <text:p text:style-name="P22">Correct</text:p>
          </table:table-cell>
          <table:covered-table-cell/>
        </table:table-row>
        <table:table-row table:style-name="Table10.2">
          <table:covered-table-cell/>
          <table:table-cell table:style-name="Table10.A1" office:value-type="string">
            <text:p text:style-name="P7">0</text:p>
          </table:table-cell>
          <table:table-cell table:style-name="Table10.A1" table:number-columns-spanned="2" office:value-type="string">
            <text:p text:style-name="P7">1</text:p>
          </table:table-cell>
          <table:covered-table-cell/>
        </table:table-row>
        <table:table-row table:style-name="Table10.3">
          <table:table-cell table:style-name="Table10.A1" table:number-columns-spanned="4" office:value-type="string">
            <text:p text:style-name="P35">SELECT:</text:p>
            <text:p text:style-name="P35">[L]earn. [P]resent Data. [C]hange Learning Constants. Find [W]eights. [S]ave Learnt Data. [A]bort.</text:p>
            <text:p text:style-name="P35">&gt;p</text:p>
            <text:p text:style-name="P35"><text:s text:c="11"/>Inputs <text:s text:c="3"/>Targets <text:s text:c="3"/>Actuals <text:s/>Rescaled</text:p>
            <text:p text:style-name="P35"><text:s text:c="8"/>0 <text:s text:c="6"/>0 : <text:s text:c="7"/>0 : <text:s text:c="3"/>0.521 : <text:s text:c="7"/>1</text:p>
            <text:p text:style-name="P35"><text:s text:c="8"/>0 <text:s text:c="6"/>1 : <text:s text:c="7"/>1 : <text:s text:c="3"/>0.491 : <text:s text:c="7"/>0</text:p>
            <text:p text:style-name="P35"><text:s text:c="8"/>1 <text:s text:c="6"/>0 : <text:s text:c="7"/>1 : <text:s text:c="3"/>0.514 : <text:s text:c="7"/>1</text:p>
            <text:p text:style-name="P35"><text:s text:c="8"/>1 <text:s text:c="6"/>1 : <text:s text:c="7"/>0 : <text:s text:c="3"/>0.479 : <text:s text:c="7"/>0</text:p>
            <text:p text:style-name="P35">Mean Sum Square Errors are <text:s text:c="3"/>0.249</text:p>
            <text:p text:style-name="P35">% Correct Classifications <text:s text:c="6"/>50</text:p>
            <text:p text:style-name="P35"/>
          </table:table-cell>
          <table:covered-table-cell/>
          <table:covered-table-cell/>
          <table:covered-table-cell/>
        </table:table-row>
        <table:table-row table:style-name="Table10.4">
          <table:table-cell table:style-name="Table10.A1" office:value-type="string">
            <text:p text:style-name="P8">Output of trained network for XOR</text:p>
          </table:table-cell>
          <table:table-cell table:style-name="Table10.B4" table:number-columns-spanned="2" office:value-type="string">
            <text:p text:style-name="P22">Missing/Wrong</text:p>
          </table:table-cell>
          <table:covered-table-cell/>
          <table:table-cell table:style-name="Table10.B4" office:value-type="string">
            <text:p text:style-name="P22">Correct</text:p>
          </table:table-cell>
        </table:table-row>
        <table:table-row table:style-name="Table10.5">
          <table:table-cell table:style-name="Table10.A1" office:value-type="string">
            <text:p text:style-name="P8">Initial Random Seed 0; Lrate 0.5 mmtum 0; train 2 lots of 1000 epochs</text:p>
          </table:table-cell>
          <table:table-cell table:style-name="Table10.B4" table:number-columns-spanned="2" office:value-type="string">
            <text:p text:style-name="P7">0</text:p>
          </table:table-cell>
          <table:covered-table-cell/>
          <table:table-cell table:style-name="Table10.B4" office:value-type="string">
            <text:p text:style-name="P7">1</text:p>
          </table:table-cell>
        </table:table-row>
        <table:table-row table:style-name="Table10.6">
          <table:table-cell table:style-name="Table10.A1" table:number-columns-spanned="4" office:value-type="string">
            <text:p text:style-name="P36">SELECT:</text:p>
            <text:p text:style-name="P36">[L]earn. [P]resent Data. [C]hange Learning Constants. Find [W]eights. [S]ave Learnt Data. [A]bort.</text:p>
            <text:p text:style-name="P36"><text:soft-page-break/>&gt;p</text:p>
            <text:p text:style-name="P36"><text:s text:c="11"/>Inputs <text:s text:c="3"/>Targets <text:s text:c="3"/>Actuals <text:s/>Rescaled</text:p>
            <text:p text:style-name="P36"><text:s text:c="8"/>0 <text:s text:c="6"/>0 : <text:s text:c="7"/>0 : <text:s text:c="2"/>0.0631 : <text:s text:c="7"/>0</text:p>
            <text:p text:style-name="P36"><text:s text:c="8"/>0 <text:s text:c="6"/>1 : <text:s text:c="7"/>1 : <text:s text:c="3"/>0.931 : <text:s text:c="7"/>1</text:p>
            <text:p text:style-name="P36"><text:s text:c="8"/>1 <text:s text:c="6"/>0 : <text:s text:c="7"/>1 : <text:s text:c="4"/>0.93 : <text:s text:c="7"/>1</text:p>
            <text:p text:style-name="P36"><text:s text:c="8"/>1 <text:s text:c="6"/>1 : <text:s text:c="7"/>0 : <text:s text:c="2"/>0.0875 : <text:s text:c="7"/>0</text:p>
            <text:p text:style-name="P36">Mean Sum Square Errors are <text:s/>0.00534</text:p>
            <text:p text:style-name="P36">% Correct Classifications <text:s text:c="5"/>100</text:p>
          </table:table-cell>
          <table:covered-table-cell/>
          <table:covered-table-cell/>
          <table:covered-table-cell/>
        </table:table-row>
        <table:table-row table:style-name="Table10.7">
          <table:table-cell table:style-name="Table10.A1" office:value-type="string">
            <text:p text:style-name="P8">Initial Random Seed 0; Lrate 0.5 mmtum 0.8; train 1000 epochs</text:p>
          </table:table-cell>
          <table:table-cell table:style-name="Table10.A1" table:number-columns-spanned="2" office:value-type="string">
            <text:p text:style-name="P7">0</text:p>
          </table:table-cell>
          <table:covered-table-cell/>
          <table:table-cell table:style-name="Table10.A1" office:value-type="string">
            <text:p text:style-name="P7">1</text:p>
          </table:table-cell>
        </table:table-row>
        <table:table-row table:style-name="Table10.8">
          <table:table-cell table:style-name="Table10.A1" table:number-columns-spanned="4" office:value-type="string">
            <text:p text:style-name="P36">SELECT:</text:p>
            <text:p text:style-name="P36">[L]earn. [P]resent Data. [C]hange Learning Constants. Find [W]eights. [S]ave Learnt Data. [A]bort.</text:p>
            <text:p text:style-name="P36">&gt;p</text:p>
            <text:p text:style-name="P36"><text:s text:c="11"/>Inputs <text:s text:c="3"/>Targets <text:s text:c="3"/>Actuals <text:s/>Rescaled</text:p>
            <text:p text:style-name="P36"><text:s text:c="8"/>0 <text:s text:c="6"/>0 : <text:s text:c="7"/>0 : <text:s text:c="2"/>0.0265 : <text:s text:c="7"/>0</text:p>
            <text:p text:style-name="P36"><text:s text:c="8"/>0 <text:s text:c="6"/>1 : <text:s text:c="7"/>1 : <text:s text:c="3"/>0.972 : <text:s text:c="7"/>1</text:p>
            <text:p text:style-name="P36"><text:s text:c="8"/>1 <text:s text:c="6"/>0 : <text:s text:c="7"/>1 : <text:s text:c="3"/>0.972 : <text:s text:c="7"/>1</text:p>
            <text:p text:style-name="P36"><text:s text:c="8"/>1 <text:s text:c="6"/>1 : <text:s text:c="7"/>0 : <text:s text:c="2"/>0.0354 : <text:s text:c="7"/>0</text:p>
            <text:p text:style-name="P36">Mean Sum Square Errors are 0.000892</text:p>
            <text:p text:style-name="P36">% Correct Classifications <text:s text:c="5"/>100</text:p>
          </table:table-cell>
          <table:covered-table-cell/>
          <table:covered-table-cell/>
          <table:covered-table-cell/>
        </table:table-row>
        <table:table-row table:style-name="Table10.9">
          <table:table-cell table:style-name="Table10.A1" office:value-type="string">
            <text:p text:style-name="P8">Initial Random Seed 1000; Lrate 0.5 mmtum 0.8; train 1000 epochs</text:p>
          </table:table-cell>
          <table:table-cell table:style-name="Table10.A1" table:number-columns-spanned="2" office:value-type="string">
            <text:p text:style-name="P7">0</text:p>
          </table:table-cell>
          <table:covered-table-cell/>
          <table:table-cell table:style-name="Table10.A1" office:value-type="string">
            <text:p text:style-name="P7">1</text:p>
          </table:table-cell>
        </table:table-row>
        <table:table-row table:style-name="Table10.10">
          <table:table-cell table:style-name="Table10.A1" table:number-columns-spanned="4" office:value-type="string">
            <text:p text:style-name="P36">SELECT:</text:p>
            <text:p text:style-name="P36">[L]earn. [P]resent Data. [C]hange Learning Constants. Find [W]eights. [S]ave Learnt Data. [A]bort.</text:p>
            <text:p text:style-name="P36">&gt;p</text:p>
            <text:p text:style-name="P36"><text:s text:c="11"/>Inputs <text:s text:c="3"/>Targets <text:s text:c="3"/>Actuals <text:s/>Rescaled</text:p>
            <text:p text:style-name="P36"><text:s text:c="8"/>0 <text:s text:c="6"/>0 : <text:s text:c="7"/>0 : <text:s text:c="2"/>0.0541 : <text:s text:c="7"/>0</text:p>
            <text:p text:style-name="P36"><text:s text:c="8"/>0 <text:s text:c="6"/>1 : <text:s text:c="7"/>1 : <text:s text:c="3"/>0.941 : <text:s text:c="7"/>1</text:p>
            <text:p text:style-name="P36"><text:s text:c="8"/>1 <text:s text:c="6"/>0 : <text:s text:c="7"/>1 : <text:s text:c="3"/>0.938 : <text:s text:c="7"/>1</text:p>
            <text:p text:style-name="P36"><text:s text:c="8"/>1 <text:s text:c="6"/>1 : <text:s text:c="7"/>0 : <text:s text:c="2"/>0.0494 : <text:s text:c="7"/>0</text:p>
            <text:p text:style-name="P36">Mean Sum Square Errors are <text:s/>0.00318</text:p>
            <text:p text:style-name="P36">% Correct Classifications <text:s text:c="5"/>100</text:p>
          </table:table-cell>
          <table:covered-table-cell/>
          <table:covered-table-cell/>
          <table:covered-table-cell/>
        </table:table-row>
        <table:table-row table:style-name="Table10.11">
          <table:table-cell table:style-name="Table10.A1" office:value-type="string">
            <text:p text:style-name="P6"><text:span text:style-name="T2">Initial Random Seed </text:span><text:span text:style-name="T5">2000; Lrate 0.5 mmtum 0.8; train 1000 epochs</text:span></text:p>
          </table:table-cell>
          <table:table-cell table:style-name="Table10.A1" table:number-columns-spanned="2" office:value-type="string">
            <text:p text:style-name="P7">0</text:p>
          </table:table-cell>
          <table:covered-table-cell/>
          <table:table-cell table:style-name="Table10.A1" office:value-type="string">
            <text:p text:style-name="P7">1</text:p>
          </table:table-cell>
        </table:table-row>
        <table:table-row table:style-name="Table10.12">
          <table:table-cell table:style-name="Table10.A1" table:number-columns-spanned="4" office:value-type="string">
            <text:p text:style-name="P36">SELECT:</text:p>
            <text:p text:style-name="P36"><text:soft-page-break/>[L]earn. [P]resent Data. [C]hange Learning Constants. Find [W]eights. [S]ave Learnt Data. [A]bort.</text:p>
            <text:p text:style-name="P36">&gt;p</text:p>
            <text:p text:style-name="P36"><text:s text:c="11"/>Inputs <text:s text:c="3"/>Targets <text:s text:c="3"/>Actuals <text:s/>Rescaled</text:p>
            <text:p text:style-name="P36"><text:s text:c="8"/>0 <text:s text:c="6"/>0 : <text:s text:c="7"/>0 : <text:s text:c="2"/>0.0257 : <text:s text:c="7"/>0</text:p>
            <text:p text:style-name="P36"><text:s text:c="8"/>0 <text:s text:c="6"/>1 : <text:s text:c="7"/>1 : <text:s text:c="3"/>0.972 : <text:s text:c="7"/>1</text:p>
            <text:p text:style-name="P36"><text:s text:c="8"/>1 <text:s text:c="6"/>0 : <text:s text:c="7"/>1 : <text:s text:c="3"/>0.972 : <text:s text:c="7"/>1</text:p>
            <text:p text:style-name="P36"><text:s text:c="8"/>1 <text:s text:c="6"/>1 : <text:s text:c="7"/>0 : <text:s text:c="2"/>0.0353 : <text:s text:c="7"/>0</text:p>
            <text:p text:style-name="P36">Mean Sum Square Errors are 0.000868</text:p>
            <text:p text:style-name="P36">% Correct Classifications <text:s text:c="5"/>100</text:p>
          </table:table-cell>
          <table:covered-table-cell/>
          <table:covered-table-cell/>
          <table:covered-table-cell/>
        </table:table-row>
        <table:table-row table:style-name="Table10.13">
          <table:table-cell table:style-name="Table10.A1" office:value-type="string">
            <text:p text:style-name="P6"><text:span text:style-name="T2">Initial Random Seed </text:span><text:span text:style-name="T5">2000; Lrate 0.3 mmtum 0.8; train 1000 epochs</text:span></text:p>
          </table:table-cell>
          <table:table-cell table:style-name="Table10.A1" table:number-columns-spanned="2" office:value-type="string">
            <text:p text:style-name="P7">0</text:p>
          </table:table-cell>
          <table:covered-table-cell/>
          <table:table-cell table:style-name="Table10.A1" office:value-type="string">
            <text:p text:style-name="P7">1</text:p>
          </table:table-cell>
        </table:table-row>
        <table:table-row table:style-name="Table10.14">
          <table:table-cell table:style-name="Table10.A1" table:number-columns-spanned="4" office:value-type="string">
            <text:p text:style-name="P36">SELECT:</text:p>
            <text:p text:style-name="P36">[L]earn. [P]resent Data. [C]hange Learning Constants. Find [W]eights. [S]ave Learnt Data. [A]bort.</text:p>
            <text:p text:style-name="P36">&gt;p</text:p>
            <text:p text:style-name="P36"><text:s text:c="11"/>Inputs <text:s text:c="3"/>Targets <text:s text:c="3"/>Actuals <text:s/>Rescaled</text:p>
            <text:p text:style-name="P36"><text:s text:c="8"/>0 <text:s text:c="6"/>0 : <text:s text:c="7"/>0 : <text:s text:c="3"/>0.042 : <text:s text:c="7"/>0</text:p>
            <text:p text:style-name="P36"><text:s text:c="8"/>0 <text:s text:c="6"/>1 : <text:s text:c="7"/>1 : <text:s text:c="3"/>0.949 : <text:s text:c="7"/>1</text:p>
            <text:p text:style-name="P36"><text:s text:c="8"/>1 <text:s text:c="6"/>0 : <text:s text:c="7"/>1 : <text:s text:c="3"/>0.949 : <text:s text:c="7"/>1</text:p>
            <text:p text:style-name="P36"><text:s text:c="8"/>1 <text:s text:c="6"/>1 : <text:s text:c="7"/>0 : <text:s text:c="2"/>0.0508 : <text:s text:c="7"/>0</text:p>
            <text:p text:style-name="P36">Mean Sum Square Errors are <text:s/>0.00237</text:p>
            <text:p text:style-name="P36">% Correct Classifications <text:s text:c="5"/>100</text:p>
          </table:table-cell>
          <table:covered-table-cell/>
          <table:covered-table-cell/>
          <table:covered-table-cell/>
        </table:table-row>
        <table:table-row table:style-name="Table10.15">
          <table:table-cell table:style-name="Table10.A1" office:value-type="string">
            <text:p text:style-name="P6"><text:span text:style-name="T2">Initial Random Seed </text:span><text:span text:style-name="T5">1000; Lrate 0.3 mmtum 0.8; train 1000 epochs</text:span></text:p>
          </table:table-cell>
          <table:table-cell table:style-name="Table10.A1" table:number-columns-spanned="2" office:value-type="string">
            <text:p text:style-name="P7">0</text:p>
          </table:table-cell>
          <table:covered-table-cell/>
          <table:table-cell table:style-name="Table10.A1" office:value-type="string">
            <text:p text:style-name="P7">1</text:p>
          </table:table-cell>
        </table:table-row>
        <table:table-row table:style-name="Table10.16">
          <table:table-cell table:style-name="Table10.A1" table:number-columns-spanned="4" office:value-type="string">
            <text:p text:style-name="P36">SELECT:</text:p>
            <text:p text:style-name="P36">[L]earn. [P]resent Data. [C]hange Learning Constants. Find [W]eights. [S]ave Learnt Data. [A]bort.</text:p>
            <text:p text:style-name="P36">&gt;p</text:p>
            <text:p text:style-name="P36"><text:s text:c="11"/>Inputs <text:s text:c="3"/>Targets <text:s text:c="3"/>Actuals <text:s/>Rescaled</text:p>
            <text:p text:style-name="P36"><text:s text:c="8"/>0 <text:s text:c="6"/>0 : <text:s text:c="7"/>0 : <text:s text:c="2"/>0.0669 : <text:s text:c="7"/>0</text:p>
            <text:p text:style-name="P36"><text:s text:c="8"/>0 <text:s text:c="6"/>1 : <text:s text:c="7"/>1 : <text:s text:c="3"/>0.927 : <text:s text:c="7"/>1</text:p>
            <text:p text:style-name="P36"><text:s text:c="8"/>1 <text:s text:c="6"/>0 : <text:s text:c="7"/>1 : <text:s text:c="3"/>0.923 : <text:s text:c="7"/>1</text:p>
            <text:p text:style-name="P36"><text:s text:c="8"/>1 <text:s text:c="6"/>1 : <text:s text:c="7"/>0 : <text:s text:c="2"/>0.0608 : <text:s text:c="7"/>0</text:p>
            <text:p text:style-name="P36">Mean Sum Square Errors are <text:s/>0.00483</text:p>
            <text:p text:style-name="P36">% Correct Classifications <text:s text:c="5"/>100</text:p>
          </table:table-cell>
          <table:covered-table-cell/>
          <table:covered-table-cell/>
          <table:covered-table-cell/>
        </table:table-row>
        <table:table-row table:style-name="Table10.17">
          <table:table-cell table:style-name="Table10.A1" office:value-type="string">
            <text:p text:style-name="P8">Initial Random Seed 0; Lrate 0.3 mmtum 0.8; train 1000 epochs</text:p>
          </table:table-cell>
          <table:table-cell table:style-name="Table10.A1" table:number-columns-spanned="2" office:value-type="string">
            <text:p text:style-name="P7">0</text:p>
          </table:table-cell>
          <table:covered-table-cell/>
          <table:table-cell table:style-name="Table10.A1" office:value-type="string">
            <text:p text:style-name="P7">1</text:p>
          </table:table-cell>
        </table:table-row>
        <text:soft-page-break/>
        <table:table-row table:style-name="Table10.18">
          <table:table-cell table:style-name="Table10.A1" table:number-columns-spanned="4" office:value-type="string">
            <text:p text:style-name="P36">SELECT:</text:p>
            <text:p text:style-name="P36">[L]earn. [P]resent Data. [C]hange Learning Constants. Find [W]eights. [S]ave Learnt Data. [A]bort.</text:p>
            <text:p text:style-name="P36">&gt;p</text:p>
            <text:p text:style-name="P36"><text:s text:c="11"/>Inputs <text:s text:c="3"/>Targets <text:s text:c="3"/>Actuals <text:s/>Rescaled</text:p>
            <text:p text:style-name="P36"><text:s text:c="8"/>0 <text:s text:c="6"/>0 : <text:s text:c="7"/>0 : <text:s text:c="3"/>0.516 : <text:s text:c="7"/>1</text:p>
            <text:p text:style-name="P36"><text:s text:c="8"/>0 <text:s text:c="6"/>1 : <text:s text:c="7"/>1 : <text:s text:c="3"/>0.504 : <text:s text:c="7"/>1</text:p>
            <text:p text:style-name="P36"><text:s text:c="8"/>1 <text:s text:c="6"/>0 : <text:s text:c="7"/>1 : <text:s text:c="3"/>0.952 : <text:s text:c="7"/>1</text:p>
            <text:p text:style-name="P36"><text:s text:c="8"/>1 <text:s text:c="6"/>1 : <text:s text:c="7"/>0 : <text:s text:c="2"/>0.0589 : <text:s text:c="7"/>0</text:p>
            <text:p text:style-name="P36">Mean Sum Square Errors are <text:s text:c="3"/>0.129</text:p>
            <text:p text:style-name="P36">% Correct Classifications <text:s text:c="6"/>75</text:p>
          </table:table-cell>
          <table:covered-table-cell/>
          <table:covered-table-cell/>
          <table:covered-table-cell/>
        </table:table-row>
        <table:table-row table:style-name="Table10.19">
          <table:table-cell table:style-name="Table10.A1" office:value-type="string">
            <text:p text:style-name="P8">Initial Random Seed 0; Lrate 0.6 mmtum 0.6; train 1000 epochs</text:p>
          </table:table-cell>
          <table:table-cell table:style-name="Table10.A1" table:number-columns-spanned="2" office:value-type="string">
            <text:p text:style-name="P7">0</text:p>
          </table:table-cell>
          <table:covered-table-cell/>
          <table:table-cell table:style-name="Table10.A1" office:value-type="string">
            <text:p text:style-name="P7">1</text:p>
          </table:table-cell>
        </table:table-row>
        <table:table-row table:style-name="Table10.20">
          <table:table-cell table:style-name="Table10.A1" table:number-columns-spanned="4" office:value-type="string">
            <text:p text:style-name="P36">[L]earn. [P]resent Data. [C]hange Learning Constants. Find [W]eights. [S]ave Learnt Data. [A]bort.</text:p>
            <text:p text:style-name="P36">&gt;p</text:p>
            <text:p text:style-name="P36"><text:s text:c="11"/>Inputs <text:s text:c="3"/>Targets <text:s text:c="3"/>Actuals <text:s/>Rescaled</text:p>
            <text:p text:style-name="P36"><text:s text:c="8"/>0 <text:s text:c="6"/>0 : <text:s text:c="7"/>0 : <text:s text:c="2"/>0.0495 : <text:s text:c="7"/>0</text:p>
            <text:p text:style-name="P36"><text:s text:c="8"/>0 <text:s text:c="6"/>1 : <text:s text:c="7"/>1 : <text:s text:c="3"/>0.668 : <text:s text:c="7"/>1</text:p>
            <text:p text:style-name="P36"><text:s text:c="8"/>1 <text:s text:c="6"/>0 : <text:s text:c="7"/>1 : <text:s text:c="3"/>0.668 : <text:s text:c="7"/>1</text:p>
            <text:p text:style-name="P36"><text:s text:c="8"/>1 <text:s text:c="6"/>1 : <text:s text:c="7"/>0 : <text:s text:c="3"/>0.674 : <text:s text:c="7"/>1</text:p>
            <text:p text:style-name="P36">Mean Sum Square Errors are <text:s text:c="3"/>0.169</text:p>
            <text:p text:style-name="P36">% Correct Classifications <text:s text:c="6"/>75</text:p>
          </table:table-cell>
          <table:covered-table-cell/>
          <table:covered-table-cell/>
          <table:covered-table-cell/>
        </table:table-row>
        <table:table-row table:style-name="Table10.21">
          <table:table-cell table:style-name="Table10.A1" office:value-type="string">
            <text:p text:style-name="P8">Initial Random Seed 2000; Lrate 0.6 mmtum 0.6; train 1000 epochs</text:p>
          </table:table-cell>
          <table:table-cell table:style-name="Table10.A1" table:number-columns-spanned="2" office:value-type="string">
            <text:p text:style-name="P7">0</text:p>
          </table:table-cell>
          <table:covered-table-cell/>
          <table:table-cell table:style-name="Table10.A1" office:value-type="string">
            <text:p text:style-name="P7">1</text:p>
          </table:table-cell>
        </table:table-row>
        <table:table-row table:style-name="Table10.22">
          <table:table-cell table:style-name="Table10.A1" table:number-columns-spanned="4" office:value-type="string">
            <text:p text:style-name="P36">SELECT:</text:p>
            <text:p text:style-name="P36">[L]earn. [P]resent Data. [C]hange Learning Constants. Find [W]eights. [S]ave Learnt Data. [A]bort.</text:p>
            <text:p text:style-name="P36">&gt;p</text:p>
            <text:p text:style-name="P36"><text:s text:c="11"/>Inputs <text:s text:c="3"/>Targets <text:s text:c="3"/>Actuals <text:s/>Rescaled</text:p>
            <text:p text:style-name="P36"><text:s text:c="8"/>0 <text:s text:c="6"/>0 : <text:s text:c="7"/>0 : <text:s text:c="2"/>0.0401 : <text:s text:c="7"/>0</text:p>
            <text:p text:style-name="P36"><text:s text:c="8"/>0 <text:s text:c="6"/>1 : <text:s text:c="7"/>1 : <text:s text:c="3"/>0.954 : <text:s text:c="7"/>1</text:p>
            <text:p text:style-name="P36"><text:s text:c="8"/>1 <text:s text:c="6"/>0 : <text:s text:c="7"/>1 : <text:s text:c="3"/>0.955 : <text:s text:c="7"/>1</text:p>
            <text:p text:style-name="P36"><text:s text:c="8"/>1 <text:s text:c="6"/>1 : <text:s text:c="7"/>0 : <text:s text:c="2"/>0.0585 : <text:s text:c="7"/>0</text:p>
            <text:p text:style-name="P36">Mean Sum Square Errors are <text:s/>0.00228</text:p>
            <text:p text:style-name="P36">% Correct Classifications <text:s text:c="5"/>100</text:p>
          </table:table-cell>
          <table:covered-table-cell/>
          <table:covered-table-cell/>
          <table:covered-table-cell/>
        </table:table-row>
      </table:table>
      <text:p text:style-name="P10"/>
      <text:p text:style-name="P46"><text:tab/></text:p>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style-name="Table11.1">
          <table:table-cell table:style-name="Table11.A1" table:number-rows-spanned="2" office:value-type="string">
            <text:p text:style-name="P8">Discussion (on coding and on results)</text:p>
          </table:table-cell>
          <table:table-cell table:style-name="Table11.A1" table:number-columns-spanned="5" office:value-type="string">
            <text:p text:style-name="P22">Missing .. Ok ... Excellent</text:p>
          </table:table-cell>
          <table:covered-table-cell/>
          <table:covered-table-cell/>
          <table:covered-table-cell/>
          <table:covered-table-cell/>
        </table:table-row>
        <table:table-row table:style-name="Table11.1">
          <table:covered-table-cell/>
          <table:table-cell table:style-name="Table11.A1" office:value-type="string">
            <text:p text:style-name="P7">0</text:p>
          </table:table-cell>
          <table:table-cell table:style-name="Table11.A1" office:value-type="string">
            <text:p text:style-name="P7">1</text:p>
          </table:table-cell>
          <table:table-cell table:style-name="Table11.A1" office:value-type="string">
            <text:p text:style-name="P7">2</text:p>
          </table:table-cell>
          <table:table-cell table:style-name="Table11.A1" office:value-type="string">
            <text:p text:style-name="P7">3</text:p>
          </table:table-cell>
          <table:table-cell table:style-name="Table11.A1" office:value-type="string">
            <text:p text:style-name="P7">4</text:p>
          </table:table-cell>
        </table:table-row>
        <table:table-row table:style-name="Table11.3">
          <table:table-cell table:style-name="Table11.A1" table:number-columns-spanned="6" office:value-type="string">
            <text:p text:style-name="P6"/>
            <text:p text:style-name="P40">The code was quite difficult to implement <text:span text:style-name="T10">due to </text:span>the program's datastruc<text:span text:style-name="T10">ture which was redendent in nature and thus unintuitive.</text:span></text:p>
            <text:p text:style-name="P40"/>
            <text:p text:style-name="P41">Some of the outputs were slightly different from the given outputs, this difference is suspected to emerge from using a different compiler than the one that was used <text:span text:style-name="T11">to write the lab script, thus it could be that the different compilers use different methods of obtaining random numbers.</text:span></text:p>
            <text:p text:style-name="P41"/>
            <text:p text:style-name="P41">From the last results it can be observed that the seed has major effects on how close the network comes to the solution, <text:span text:style-name="T12">thus on</text:span> how small the sum of errors squared is. </text:p>
            <text:p text:style-name="P42">It can also be observed that the more epochs the network is granted, the closer to the solution it comes, this trend is true regardless of the starting seed.</text:p>
            <text:p text:style-name="P42"/>
            <text:p text:style-name="P42">From the findings, no observable difference was noticed between the effects of momentum and those of learning rate. Hence, they have had similar impacts.</text:p>
            <text:p text:style-name="P6"/>
          </table:table-cell>
          <table:covered-table-cell/>
          <table:covered-table-cell/>
          <table:covered-table-cell/>
          <table:covered-table-cell/>
          <table:covered-table-cell/>
        </table:table-row>
        <table:table-row table:style-name="Table11.4">
          <table:table-cell table:style-name="Table11.A1" table:number-rows-spanned="2" office:value-type="string">
            <text:p text:style-name="P8">Conclusion</text:p>
          </table:table-cell>
          <table:table-cell table:style-name="Table11.A1" table:number-columns-spanned="5" office:value-type="string">
            <text:p text:style-name="P22">Missing .. Ok ... Excellent</text:p>
          </table:table-cell>
          <table:covered-table-cell/>
          <table:covered-table-cell/>
          <table:covered-table-cell/>
          <table:covered-table-cell/>
        </table:table-row>
        <table:table-row table:style-name="Table11.4">
          <table:covered-table-cell/>
          <table:table-cell table:style-name="Table11.A1" office:value-type="string">
            <text:p text:style-name="P7">0</text:p>
          </table:table-cell>
          <table:table-cell table:style-name="Table11.A1" office:value-type="string">
            <text:p text:style-name="P7">1</text:p>
          </table:table-cell>
          <table:table-cell table:style-name="Table11.A1" office:value-type="string">
            <text:p text:style-name="P7">2</text:p>
          </table:table-cell>
          <table:table-cell table:style-name="Table11.A1" office:value-type="string">
            <text:p text:style-name="P7">3</text:p>
          </table:table-cell>
          <table:table-cell table:style-name="Table11.A1" office:value-type="string">
            <text:p text:style-name="P7">4</text:p>
          </table:table-cell>
        </table:table-row>
        <table:table-row table:style-name="Table11.6">
          <table:table-cell table:style-name="Table11.A1" table:number-columns-spanned="6" office:value-type="string">
            <text:p text:style-name="P25"/>
            <text:p text:style-name="P43">To conclude, the network sucessfully learnt the XOR problem. The rate at which it reached an answer close to the solution, and thus had lower errors depends on the starting point, the seed, as well as the momentum and learning rate, as well as the starting weights. The effects of those are significant enough to significantly change how the network behaves.</text:p>
            <text:p text:style-name="P43"/>
            <text:p text:style-name="P44">Real world applications for such networks include anything related to pattern recognition and manipulation, such as, for instance predicting stocks.</text:p>
            <text:p text:style-name="P8"/>
            <text:p text:style-name="P45">It is worth noting that the network does not seem to respond well to some problems, and thus is only suited for a specific target audience of problems.</text:p>
            <text:p text:style-name="P8"/>
          </table:table-cell>
          <table:covered-table-cell/>
          <table:covered-table-cell/>
          <table:covered-table-cell/>
          <table:covered-table-cell/>
          <table:covered-table-cell/>
        </table:table-row>
      </table:table>
      <text:p text:style-name="Standard"/>
      <text:p text:style-name="P17"/>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Self Evaluation <text:s/>(answer yes/no/maybe or n/a)</text:p>
          </table:table-cell>
          <table:table-cell table:style-name="Table12.A1" office:value-type="string">
            <text:p text:style-name="P2">Your View</text:p>
          </table:table-cell>
          <table:table-cell table:style-name="Table12.A1" office:value-type="string">
            <text:p text:style-name="P2">Markers View</text:p>
          </table:table-cell>
        </table:table-row>
        <table:table-row table:style-name="Table12.1">
          <table:table-cell table:style-name="Table12.A1" office:value-type="string">
            <text:p text:style-name="P1">My code works fully</text:p>
          </table:table-cell>
          <table:table-cell table:style-name="Table12.A1" office:value-type="string">
            <text:p text:style-name="P48">YES</text:p>
          </table:table-cell>
          <table:table-cell table:style-name="Table12.A1" office:value-type="string">
            <text:p text:style-name="P2"/>
          </table:table-cell>
        </table:table-row>
        <table:table-row table:style-name="Table12.1">
          <table:table-cell table:style-name="Table12.A1" office:value-type="string">
            <text:p text:style-name="P1">My code is clear and concise</text:p>
          </table:table-cell>
          <table:table-cell table:style-name="Table12.A1" office:value-type="string">
            <text:p text:style-name="P4">YES</text:p>
          </table:table-cell>
          <table:table-cell table:style-name="Table12.A1" office:value-type="string">
            <text:p text:style-name="P2"/>
          </table:table-cell>
        </table:table-row>
        <table:table-row table:style-name="Table12.1">
          <table:table-cell table:style-name="Table12.A1" office:value-type="string">
            <text:p text:style-name="P1">Each function has good comments explaining what it does and its arguments</text:p>
          </table:table-cell>
          <table:table-cell table:style-name="Table12.A1" office:value-type="string">
            <text:p text:style-name="P3">YES</text:p>
          </table:table-cell>
          <table:table-cell table:style-name="Table12.A1" office:value-type="string">
            <text:p text:style-name="P2"/>
          </table:table-cell>
        </table:table-row>
        <table:table-row table:style-name="Table12.1">
          <table:table-cell table:style-name="Table12.A1" office:value-type="string">
            <text:p text:style-name="P1">The code implementing the functions are well explained</text:p>
          </table:table-cell>
          <table:table-cell table:style-name="Table12.A1" office:value-type="string">
            <text:p text:style-name="P3">YES</text:p>
          </table:table-cell>
          <table:table-cell table:style-name="Table12.A1" office:value-type="string">
            <text:p text:style-name="P2"/>
          </table:table-cell>
        </table:table-row>
        <table:table-row table:style-name="Table12.1">
          <table:table-cell table:style-name="Table12.A1" office:value-type="string">
            <text:p text:style-name="P1">I understand the code in the library module</text:p>
          </table:table-cell>
          <table:table-cell table:style-name="Table12.A1" office:value-type="string">
            <text:p text:style-name="P3">YES</text:p>
          </table:table-cell>
          <table:table-cell table:style-name="Table12.A1" office:value-type="string">
            <text:p text:style-name="P2"/>
          </table:table-cell>
        </table:table-row>
        <table:table-row table:style-name="Table12.1">
          <table:table-cell table:style-name="Table12.A1" office:value-type="string">
            <text:p text:style-name="P1">Feedback from last session was useful</text:p>
          </table:table-cell>
          <table:table-cell table:style-name="Table12.A1" office:value-type="string">
            <text:p text:style-name="P3">YES</text:p>
          </table:table-cell>
          <table:table-cell table:style-name="Table12.A1" office:value-type="string">
            <text:p text:style-name="P2"/>
          </table:table-cell>
        </table:table-row>
      </table:table>
      <text:p text:style-name="P8"/>
      <table:table table:name="Table13" table:style-name="Table13">
        <table:table-column table:style-name="Table13.A"/>
        <table:table-row table:style-name="Table13.1">
          <table:table-cell table:style-name="Table13.A1" office:value-type="string">
            <text:p text:style-name="P2">Write below any comments, issues you have or any questions you would like answered</text:p>
          </table:table-cell>
        </table:table-row>
        <table:table-row table:style-name="Table13.1">
          <table:table-cell table:style-name="Table13.A1" office:value-type="string">
            <text:p text:style-name="P5">N/A</text:p>
          </table:table-cell>
        </table:table-row>
      </table:table>
      <text:p text:style-name="P6"/>
      <table:table table:name="Table14" table:style-name="Table14">
        <table:table-column table:style-name="Table14.A"/>
        <table:table-column table:style-name="Table14.B"/>
        <table:table-row table:style-name="Table14.1">
          <table:table-cell table:style-name="Table14.A1" office:value-type="string">
            <text:p text:style-name="P24">Markers Comments</text:p>
          </table:table-cell>
          <table:table-cell table:style-name="Table14.A1" office:value-type="string">
            <text:p text:style-name="P8">Total Mark <text:s text:c="27"/>/ 60</text:p>
          </table:table-cell>
        </table:table-row>
        <table:table-row table:style-name="Table14.1">
          <table:table-cell table:style-name="Table14.A1" table:number-columns-spanned="2" office:value-type="string">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GB" style:letter-kerning="true" style:font-name-asian="SimSun"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GB" style:letter-kerning="true" style:font-name-asian="SimSun"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justify" style:justify-single-word="false" fo:orphans="2" fo:widows="2" style:writing-mode="lr-tb"/>
      <style:text-properties fo:font-size="12pt" style:font-size-asian="12pt" style:language-asian="zh" style:country-asian="CN"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xpTitle" style:family="paragraph" style:parent-style-name="Standard" style:default-outline-level="">
      <style:paragraph-properties fo:margin-top="0cm" fo:margin-bottom="0.423cm" style:contextual-spacing="false" fo:text-align="center" style:justify-single-word="false"/>
      <style:text-properties fo:font-weight="bold" style:font-weight-asian="bold" style:font-weight-complex="bold"/>
    </style:style>
    <style:style style:name="ExHeading" style:family="paragraph" style:parent-style-name="Standard" style:default-outline-level="">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gr1"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9.7cm" fo:page-height="21.001cm" style:num-format="1" style:print-orientation="landscape" fo:margin-top="1.251cm" fo:margin-bottom="2.501cm" fo:margin-left="1.501cm" fo:margin-right="2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draw:line text:anchor-type="paragraph" draw:z-index="14" draw:name="Line 3" draw:style-name="Mgr1" draw:text-style-name="MP1" svg:x1="0cm" svg:y1="26.353cm" svg:x2="16.51cm" svg:y2="26.353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hool of Systems Engineering Part 1 Laboratory Experiment</dc:title>
    <meta:initial-creator>School of Systems Engineering</meta:initial-creator>
    <dc:creator>A </dc:creator>
    <meta:editing-cycles>32</meta:editing-cycles>
    <meta:print-date>2009-10-15T13:16:00</meta:print-date>
    <meta:creation-date>2012-10-25T14:53:00</meta:creation-date>
    <dc:date>2014-11-11T17:13:21.357326006</dc:date>
    <meta:editing-duration>PT4H12M40S</meta:editing-duration>
    <meta:generator>LibreOffice/4.2.7.2$Linux_X86_64 LibreOffice_project/420m0$Build-2</meta:generator>
    <meta:document-statistic meta:table-count="14" meta:image-count="0" meta:object-count="0" meta:page-count="15" meta:paragraph-count="490" meta:word-count="2330" meta:character-count="16164" meta:non-whitespace-character-count="11898"/>
    <meta:user-defined meta:name="AppVersion">14.0000</meta:user-defined>
    <meta:user-defined meta:name="Company">The University of Read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1Lab" xlink:href=""/>
  </office:meta>
</office:document-meta>
</file>